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5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55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9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103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104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2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2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3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3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4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4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5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5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6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6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7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7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8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8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9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9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0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0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1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1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2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24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3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4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4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5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5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6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7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7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8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82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9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00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09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18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27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bold" fo:font-family="Arial" style:font-family-asian="Arial" style:font-family-complex="Arial" fo:background-color="transparent" style:use-window-font-color="true" fo:font-style="italic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bold" fo:font-family="Times" style:font-family-asian="Times" style:font-family-complex="Times" fo:background-color="transparent" fo:color="#000000" fo:font-style="italic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4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4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4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5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5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5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6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6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6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6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7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7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7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7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8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9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9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95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3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0.00pt" fo:font-weight="normal" fo:font-family="Times" style:font-family-asian="Times" style:font-family-complex="Times" fo:background-color="transparent" fo:color="#000000" fo:font-style="italic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12.00pt" fo:margin-bottom="3.00pt"/>
    </style:style>
    <style:style style:name="P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6" style:family="paragraph">
      <style:paragraph-properties fo:line-height="100.00%" fo:text-align="left" fo:margin-left="0.00pt" fo:text-indent="-17.00pt" fo:margin-top="12.00pt" fo:margin-bottom="3.00pt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left" fo:margin-left="36.00pt" fo:text-indent="-36.00pt" fo:margin-top="6.00pt" fo:margin-bottom="3.00pt"/>
    </style:style>
    <style:style style:name="P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0" style:family="paragraph">
      <style:paragraph-properties fo:line-height="100.00%" fo:text-align="left" fo:margin-left="41.45pt" fo:text-indent="-5.40pt">
        <style:tab-stops>
          <style:tab-stop style:position="107.00pt"/>
          <style:tab-stop style:position="98648.05pt"/>
        </style:tab-stops>
      </style:paragraph-properties>
    </style:style>
    <style:style style:name="P11" style:family="paragraph">
      <style:paragraph-properties fo:line-height="120.00%" fo:text-align="left" fo:margin-left="3.60pt" fo:text-indent="0.00pt" fo:margin-bottom="6.00pt"/>
    </style:style>
    <style:style style:name="P12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3" style:family="paragraph">
      <style:paragraph-properties fo:line-height="100.00%" fo:text-align="left" fo:margin-left="41.45pt" fo:text-indent="-5.40pt">
        <style:tab-stops>
          <style:tab-stop style:position="107.00pt"/>
          <style:tab-stop style:position="98648.05pt"/>
        </style:tab-stops>
      </style:paragraph-properties>
    </style:style>
    <style:style style:name="P14" style:family="paragraph">
      <style:paragraph-properties fo:line-height="100.00%" fo:text-align="left" fo:margin-left="41.45pt" fo:text-indent="-5.40pt">
        <style:tab-stops>
          <style:tab-stop style:position="107.00pt"/>
          <style:tab-stop style:position="98456.05pt"/>
        </style:tab-stops>
      </style:paragraph-properties>
    </style:style>
    <style:style style:name="P15" style:family="paragraph">
      <style:paragraph-properties fo:line-height="120.00%" fo:text-align="left" fo:margin-left="3.60pt" fo:text-indent="0.00pt" fo:margin-bottom="6.00pt"/>
    </style:style>
    <style:style style:name="P16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7" style:family="paragraph">
      <style:paragraph-properties fo:line-height="100.00%" fo:text-align="left" fo:margin-left="41.45pt" fo:text-indent="-5.40pt">
        <style:tab-stops>
          <style:tab-stop style:position="107.00pt"/>
          <style:tab-stop style:position="98456.05pt"/>
        </style:tab-stops>
      </style:paragraph-properties>
    </style:style>
    <style:style style:name="P18" style:family="paragraph">
      <style:paragraph-properties fo:line-height="120.00%" fo:text-align="left" fo:margin-left="3.60pt" fo:text-indent="0.00pt" fo:margin-bottom="6.00pt"/>
    </style:style>
    <style:style style:name="P1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0" style:family="paragraph">
      <style:paragraph-properties fo:line-height="100.00%" fo:text-align="left" fo:margin-left="41.45pt" fo:text-indent="-5.40pt">
        <style:tab-stops>
          <style:tab-stop style:position="107.00pt"/>
          <style:tab-stop style:position="98456.05pt"/>
        </style:tab-stops>
      </style:paragraph-properties>
    </style:style>
    <style:style style:name="P21" style:family="paragraph">
      <style:paragraph-properties fo:line-height="120.00%" fo:text-align="left" fo:margin-left="3.60pt" fo:text-indent="0.00pt" fo:margin-bottom="6.00pt"/>
    </style:style>
    <style:style style:name="P22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3" style:family="paragraph">
      <style:paragraph-properties fo:line-height="100.00%" fo:text-align="left" fo:margin-left="41.45pt" fo:text-indent="-5.40pt">
        <style:tab-stops>
          <style:tab-stop style:position="107.00pt"/>
          <style:tab-stop style:position="98456.05pt"/>
        </style:tab-stops>
      </style:paragraph-properties>
    </style:style>
    <style:style style:name="P24" style:family="paragraph">
      <style:paragraph-properties fo:line-height="100.00%" fo:text-align="left" fo:margin-top="6.00pt" fo:margin-bottom="3.00pt"/>
    </style:style>
    <style:style style:name="P2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6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648.05pt"/>
        </style:tab-stops>
      </style:paragraph-properties>
    </style:style>
    <style:style style:name="P27" style:family="paragraph">
      <style:paragraph-properties fo:line-height="120.00%" fo:text-align="left" fo:margin-left="3.60pt" fo:text-indent="0.00pt" fo:margin-bottom="6.00pt"/>
    </style:style>
    <style:style style:name="P28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9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648.05pt"/>
        </style:tab-stops>
      </style:paragraph-properties>
    </style:style>
    <style:style style:name="P30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456.05pt"/>
        </style:tab-stops>
      </style:paragraph-properties>
    </style:style>
    <style:style style:name="P31" style:family="paragraph">
      <style:paragraph-properties fo:line-height="120.00%" fo:text-align="left" fo:margin-left="3.60pt" fo:text-indent="0.00pt" fo:margin-bottom="6.00pt"/>
    </style:style>
    <style:style style:name="P32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33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456.05pt"/>
        </style:tab-stops>
      </style:paragraph-properties>
    </style:style>
    <style:style style:name="P34" style:family="paragraph">
      <style:paragraph-properties fo:line-height="120.00%" fo:text-align="left" fo:margin-left="3.60pt" fo:text-indent="0.00pt" fo:margin-bottom="6.00pt"/>
    </style:style>
    <style:style style:name="P3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36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456.05pt"/>
        </style:tab-stops>
      </style:paragraph-properties>
    </style:style>
    <style:style style:name="P37" style:family="paragraph">
      <style:paragraph-properties fo:line-height="120.00%" fo:text-align="left" fo:margin-left="3.60pt" fo:text-indent="0.00pt" fo:margin-bottom="6.00pt"/>
    </style:style>
    <style:style style:name="P38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39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456.05pt"/>
        </style:tab-stops>
      </style:paragraph-properties>
    </style:style>
    <style:style style:name="P40" style:family="paragraph">
      <style:paragraph-properties fo:line-height="120.00%" fo:text-align="left" fo:margin-left="3.60pt" fo:text-indent="0.00pt" fo:margin-bottom="6.00pt"/>
    </style:style>
    <style:style style:name="P4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42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456.05pt"/>
        </style:tab-stops>
      </style:paragraph-properties>
    </style:style>
    <style:style style:name="P43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456.05pt" style:leader-style="dotted"/>
        </style:tab-stops>
      </style:paragraph-properties>
    </style:style>
    <style:style style:name="P44" style:family="paragraph">
      <style:paragraph-properties fo:line-height="120.00%" fo:text-align="left" fo:margin-left="3.60pt" fo:text-indent="0.00pt" fo:margin-bottom="6.00pt"/>
    </style:style>
    <style:style style:name="P4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46" style:family="paragraph">
      <style:paragraph-properties fo:line-height="100.00%" fo:text-align="left" fo:margin-left="41.45pt" fo:text-indent="-5.40pt">
        <style:tab-stops>
          <style:tab-stop style:position="98.00pt"/>
          <style:tab-stop style:position="98456.05pt" style:leader-style="dotted"/>
        </style:tab-stops>
      </style:paragraph-properties>
    </style:style>
    <style:style style:name="P47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48" style:family="paragraph">
      <style:paragraph-properties fo:line-height="100.00%" fo:text-align="left" fo:margin-left="0.00pt" fo:text-indent="-17.00pt" fo:margin-top="12.00pt" fo:margin-bottom="3.00pt"/>
    </style:style>
    <style:style style:name="P49" style:family="paragraph">
      <style:paragraph-properties fo:line-height="100.00%" fo:text-align="left" fo:margin-top="6.00pt" fo:margin-bottom="3.00pt"/>
    </style:style>
    <style:style style:name="P50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51" style:family="paragraph">
      <style:paragraph-properties fo:line-height="100.00%" fo:text-align="left" fo:margin-left="41.25pt" fo:text-indent="-5.60pt">
        <style:tab-stops>
          <style:tab-stop style:position="53.20pt"/>
          <style:tab-stop style:position="49303.50pt"/>
          <style:tab-stop style:position="448140.40pt" style:type="righ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41.25pt" fo:text-indent="-5.60pt">
        <style:tab-stops>
          <style:tab-stop style:position="53.20pt"/>
          <style:tab-stop style:position="49303.50pt"/>
          <style:tab-stop style:position="448140.40pt" style:type="right"/>
        </style:tab-stops>
      </style:paragraph-properties>
    </style:style>
    <style:style style:name="P54" style:family="paragraph">
      <style:paragraph-properties fo:line-height="100.00%" fo:text-align="left" fo:margin-left="41.25pt" fo:text-indent="-5.60pt">
        <style:tab-stops>
          <style:tab-stop style:position="53.20pt"/>
          <style:tab-stop style:position="49303.50pt"/>
          <style:tab-stop style:position="448140.40pt" style:type="right"/>
        </style:tab-stops>
      </style:paragraph-properties>
    </style:style>
    <style:style style:name="P5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56" style:family="paragraph">
      <style:paragraph-properties fo:line-height="100.00%" fo:text-align="left" fo:margin-left="41.25pt" fo:text-indent="-5.60pt">
        <style:tab-stops>
          <style:tab-stop style:position="53.20pt"/>
          <style:tab-stop style:position="49303.50pt"/>
          <style:tab-stop style:position="448140.40pt" style:type="right"/>
        </style:tab-stops>
      </style:paragraph-properties>
    </style:style>
    <style:style style:name="P57" style:family="paragraph">
      <style:paragraph-properties fo:line-height="120.00%" fo:text-align="left" fo:margin-left="36.00pt" fo:text-indent="0.00pt" fo:margin-bottom="6.00pt"/>
    </style:style>
    <style:style style:name="P58" style:family="paragraph">
      <style:paragraph-properties fo:line-height="100.00%" fo:text-align="left" fo:margin-left="36.85pt" fo:text-indent="-36.85pt" fo:margin-top="6.00pt" fo:margin-bottom="3.00pt"/>
    </style:style>
    <style:style style:name="P5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62" style:family="paragraph">
      <style:paragraph-properties fo:line-height="100.00%" fo:text-align="left" fo:margin-left="0.00pt" fo:text-indent="-17.00pt" fo:margin-top="12.00pt" fo:margin-bottom="3.00pt"/>
    </style:style>
    <style:style style:name="P63" style:family="paragraph">
      <style:paragraph-properties fo:line-height="100.00%" fo:text-align="left" fo:margin-left="36.00pt" fo:text-indent="-36.00pt" fo:margin-top="6.00pt" fo:margin-bottom="3.00pt"/>
    </style:style>
    <style:style style:name="P64" style:family="paragraph">
      <style:paragraph-properties fo:line-height="100.00%" fo:text-align="left" fo:margin-top="6.00pt" fo:margin-bottom="3.00pt"/>
    </style:style>
    <style:style style:name="P65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352.20pt"/>
          <style:tab-stop style:position="448189.10pt" style:type="right"/>
          <style:tab-stop style:position="7.45pt"/>
        </style:tab-stops>
      </style:paragraph-properties>
    </style:style>
    <style:style style:name="P66" style:family="paragraph">
      <style:paragraph-properties fo:line-height="120.00%" fo:text-align="left" fo:margin-bottom="6.00pt"/>
    </style:style>
    <style:style style:name="P67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352.20pt"/>
          <style:tab-stop style:position="448189.10pt" style:type="right"/>
          <style:tab-stop style:position="7.45pt"/>
        </style:tab-stops>
      </style:paragraph-properties>
    </style:style>
    <style:style style:name="P68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6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70" style:family="paragraph">
      <style:paragraph-properties fo:line-height="120.00%" fo:text-align="left" fo:margin-bottom="6.00pt"/>
    </style:style>
    <style:style style:name="P7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72" style:family="paragraph">
      <style:paragraph-properties fo:line-height="120.00%" fo:text-align="left" fo:margin-bottom="6.00pt"/>
    </style:style>
    <style:style style:name="P73" style:family="paragraph">
      <style:paragraph-properties fo:line-height="120.00%" fo:text-align="center" fo:margin-bottom="6.00pt"/>
    </style:style>
    <style:style style:name="P74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75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76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77" style:family="paragraph">
      <style:paragraph-properties fo:line-height="120.00%" fo:text-align="left" fo:margin-bottom="6.00pt"/>
    </style:style>
    <style:style style:name="P78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79" style:family="paragraph">
      <style:paragraph-properties fo:line-height="120.00%" fo:text-align="left" fo:margin-bottom="6.00pt"/>
    </style:style>
    <style:style style:name="P80" style:family="paragraph">
      <style:paragraph-properties fo:line-height="120.00%" fo:text-align="center" fo:margin-bottom="6.00pt"/>
    </style:style>
    <style:style style:name="P81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82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83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84" style:family="paragraph">
      <style:paragraph-properties fo:line-height="120.00%" fo:text-align="left" fo:margin-bottom="6.00pt"/>
    </style:style>
    <style:style style:name="P8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86" style:family="paragraph">
      <style:paragraph-properties fo:line-height="120.00%" fo:text-align="left" fo:margin-bottom="6.00pt"/>
    </style:style>
    <style:style style:name="P87" style:family="paragraph">
      <style:paragraph-properties fo:line-height="120.00%" fo:text-align="center" fo:margin-bottom="6.00pt"/>
    </style:style>
    <style:style style:name="P88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89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90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91" style:family="paragraph">
      <style:paragraph-properties fo:line-height="120.00%" fo:text-align="left" fo:margin-bottom="6.00pt"/>
    </style:style>
    <style:style style:name="P92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93" style:family="paragraph">
      <style:paragraph-properties fo:line-height="120.00%" fo:text-align="left" fo:margin-bottom="6.00pt"/>
    </style:style>
    <style:style style:name="P94" style:family="paragraph">
      <style:paragraph-properties fo:line-height="120.00%" fo:text-align="center" fo:margin-bottom="6.00pt"/>
    </style:style>
    <style:style style:name="P95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96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97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98" style:family="paragraph">
      <style:paragraph-properties fo:line-height="120.00%" fo:text-align="left" fo:margin-bottom="6.00pt"/>
    </style:style>
    <style:style style:name="P9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00" style:family="paragraph">
      <style:paragraph-properties fo:line-height="120.00%" fo:text-align="left" fo:margin-bottom="6.00pt"/>
    </style:style>
    <style:style style:name="P101" style:family="paragraph">
      <style:paragraph-properties fo:line-height="120.00%" fo:text-align="center" fo:margin-bottom="6.00pt"/>
    </style:style>
    <style:style style:name="P102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03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04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05" style:family="paragraph">
      <style:paragraph-properties fo:line-height="120.00%" fo:text-align="left" fo:margin-bottom="6.00pt"/>
    </style:style>
    <style:style style:name="P106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07" style:family="paragraph">
      <style:paragraph-properties fo:line-height="120.00%" fo:text-align="left" fo:margin-bottom="6.00pt"/>
    </style:style>
    <style:style style:name="P108" style:family="paragraph">
      <style:paragraph-properties fo:line-height="120.00%" fo:text-align="center" fo:margin-bottom="6.00pt"/>
    </style:style>
    <style:style style:name="P109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10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1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12" style:family="paragraph">
      <style:paragraph-properties fo:line-height="120.00%" fo:text-align="left" fo:margin-bottom="6.00pt"/>
    </style:style>
    <style:style style:name="P113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14" style:family="paragraph">
      <style:paragraph-properties fo:line-height="120.00%" fo:text-align="left" fo:margin-bottom="6.00pt"/>
    </style:style>
    <style:style style:name="P115" style:family="paragraph">
      <style:paragraph-properties fo:line-height="120.00%" fo:text-align="center" fo:margin-bottom="6.00pt"/>
    </style:style>
    <style:style style:name="P116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17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18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19" style:family="paragraph">
      <style:paragraph-properties fo:line-height="120.00%" fo:text-align="left" fo:margin-bottom="6.00pt"/>
    </style:style>
    <style:style style:name="P120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21" style:family="paragraph">
      <style:paragraph-properties fo:line-height="120.00%" fo:text-align="left" fo:margin-bottom="6.00pt"/>
    </style:style>
    <style:style style:name="P122" style:family="paragraph">
      <style:paragraph-properties fo:line-height="120.00%" fo:text-align="center" fo:margin-bottom="6.00pt"/>
    </style:style>
    <style:style style:name="P123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24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2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26" style:family="paragraph">
      <style:paragraph-properties fo:line-height="120.00%" fo:text-align="left" fo:margin-bottom="6.00pt"/>
    </style:style>
    <style:style style:name="P127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28" style:family="paragraph">
      <style:paragraph-properties fo:line-height="120.00%" fo:text-align="left" fo:margin-bottom="6.00pt"/>
    </style:style>
    <style:style style:name="P129" style:family="paragraph">
      <style:paragraph-properties fo:line-height="120.00%" fo:text-align="center" fo:margin-bottom="6.00pt"/>
    </style:style>
    <style:style style:name="P130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31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32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33" style:family="paragraph">
      <style:paragraph-properties fo:line-height="120.00%" fo:text-align="left" fo:margin-bottom="6.00pt"/>
    </style:style>
    <style:style style:name="P134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35" style:family="paragraph">
      <style:paragraph-properties fo:line-height="120.00%" fo:text-align="left" fo:margin-bottom="6.00pt"/>
    </style:style>
    <style:style style:name="P136" style:family="paragraph">
      <style:paragraph-properties fo:line-height="120.00%" fo:text-align="center" fo:margin-bottom="6.00pt"/>
    </style:style>
    <style:style style:name="P137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38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3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40" style:family="paragraph">
      <style:paragraph-properties fo:line-height="120.00%" fo:text-align="left" fo:margin-bottom="6.00pt"/>
    </style:style>
    <style:style style:name="P14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42" style:family="paragraph">
      <style:paragraph-properties fo:line-height="120.00%" fo:text-align="left" fo:margin-bottom="6.00pt"/>
    </style:style>
    <style:style style:name="P143" style:family="paragraph">
      <style:paragraph-properties fo:line-height="120.00%" fo:text-align="center" fo:margin-bottom="6.00pt"/>
    </style:style>
    <style:style style:name="P144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4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46" style:family="paragraph">
      <style:paragraph-properties fo:line-height="120.00%" fo:text-align="left" fo:margin-bottom="6.00pt"/>
    </style:style>
    <style:style style:name="P147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48" style:family="paragraph">
      <style:paragraph-properties fo:line-height="120.00%" fo:text-align="left" fo:margin-bottom="6.00pt"/>
    </style:style>
    <style:style style:name="P149" style:family="paragraph">
      <style:paragraph-properties fo:line-height="120.00%" fo:text-align="center" fo:margin-bottom="6.00pt"/>
    </style:style>
    <style:style style:name="P150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5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52" style:family="paragraph">
      <style:paragraph-properties fo:line-height="120.00%" fo:text-align="left" fo:margin-bottom="6.00pt"/>
    </style:style>
    <style:style style:name="P153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54" style:family="paragraph">
      <style:paragraph-properties fo:line-height="120.00%" fo:text-align="left" fo:margin-bottom="6.00pt"/>
    </style:style>
    <style:style style:name="P155" style:family="paragraph">
      <style:paragraph-properties fo:line-height="120.00%" fo:text-align="center" fo:margin-bottom="6.00pt"/>
    </style:style>
    <style:style style:name="P156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57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58" style:family="paragraph">
      <style:paragraph-properties fo:line-height="120.00%" fo:text-align="left" fo:margin-bottom="6.00pt"/>
    </style:style>
    <style:style style:name="P15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60" style:family="paragraph">
      <style:paragraph-properties fo:line-height="120.00%" fo:text-align="left" fo:margin-bottom="6.00pt"/>
    </style:style>
    <style:style style:name="P161" style:family="paragraph">
      <style:paragraph-properties fo:line-height="120.00%" fo:text-align="center" fo:margin-bottom="6.00pt"/>
    </style:style>
    <style:style style:name="P162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63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64" style:family="paragraph">
      <style:paragraph-properties fo:line-height="120.00%" fo:text-align="left" fo:margin-bottom="6.00pt"/>
    </style:style>
    <style:style style:name="P165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66" style:family="paragraph">
      <style:paragraph-properties fo:line-height="120.00%" fo:text-align="center" fo:margin-bottom="6.00pt"/>
    </style:style>
    <style:style style:name="P167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68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69" style:family="paragraph">
      <style:paragraph-properties fo:line-height="120.00%" fo:text-align="left" fo:margin-bottom="6.00pt"/>
    </style:style>
    <style:style style:name="P170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71" style:family="paragraph">
      <style:paragraph-properties fo:line-height="120.00%" fo:text-align="left" fo:margin-bottom="6.00pt"/>
    </style:style>
    <style:style style:name="P172" style:family="paragraph">
      <style:paragraph-properties fo:line-height="120.00%" fo:text-align="center" fo:margin-bottom="6.00pt"/>
    </style:style>
    <style:style style:name="P173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74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75" style:family="paragraph">
      <style:paragraph-properties fo:line-height="120.00%" fo:text-align="left" fo:margin-bottom="6.00pt"/>
    </style:style>
    <style:style style:name="P176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77" style:family="paragraph">
      <style:paragraph-properties fo:line-height="120.00%" fo:text-align="left" fo:margin-bottom="6.00pt"/>
    </style:style>
    <style:style style:name="P178" style:family="paragraph">
      <style:paragraph-properties fo:line-height="120.00%" fo:text-align="center" fo:margin-bottom="6.00pt"/>
    </style:style>
    <style:style style:name="P179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80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8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82" style:family="paragraph">
      <style:paragraph-properties fo:line-height="120.00%" fo:text-align="left" fo:margin-bottom="6.00pt"/>
    </style:style>
    <style:style style:name="P183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84" style:family="paragraph">
      <style:paragraph-properties fo:line-height="120.00%" fo:text-align="left" fo:margin-bottom="6.00pt"/>
    </style:style>
    <style:style style:name="P185" style:family="paragraph">
      <style:paragraph-properties fo:line-height="120.00%" fo:text-align="center" fo:margin-bottom="6.00pt"/>
    </style:style>
    <style:style style:name="P186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87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88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89" style:family="paragraph">
      <style:paragraph-properties fo:line-height="120.00%" fo:text-align="left" fo:margin-bottom="6.00pt"/>
    </style:style>
    <style:style style:name="P190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91" style:family="paragraph">
      <style:paragraph-properties fo:line-height="120.00%" fo:text-align="left" fo:margin-bottom="6.00pt"/>
    </style:style>
    <style:style style:name="P192" style:family="paragraph">
      <style:paragraph-properties fo:line-height="120.00%" fo:text-align="center" fo:margin-bottom="6.00pt"/>
    </style:style>
    <style:style style:name="P193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194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95" style:family="paragraph">
      <style:paragraph-properties fo:line-height="120.00%" fo:text-align="left" fo:margin-bottom="6.00pt"/>
    </style:style>
    <style:style style:name="P196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197" style:family="paragraph">
      <style:paragraph-properties fo:line-height="120.00%" fo:text-align="left" fo:margin-bottom="6.00pt"/>
    </style:style>
    <style:style style:name="P198" style:family="paragraph">
      <style:paragraph-properties fo:line-height="120.00%" fo:text-align="center" fo:margin-bottom="6.00pt"/>
    </style:style>
    <style:style style:name="P199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200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201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02" style:family="paragraph">
      <style:paragraph-properties fo:line-height="120.00%" fo:text-align="left" fo:margin-bottom="6.00pt"/>
    </style:style>
    <style:style style:name="P203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04" style:family="paragraph">
      <style:paragraph-properties fo:line-height="120.00%" fo:text-align="left" fo:margin-bottom="6.00pt"/>
    </style:style>
    <style:style style:name="P205" style:family="paragraph">
      <style:paragraph-properties fo:line-height="120.00%" fo:text-align="center" fo:margin-bottom="6.00pt"/>
    </style:style>
    <style:style style:name="P206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207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08" style:family="paragraph">
      <style:paragraph-properties fo:line-height="120.00%" fo:text-align="left" fo:margin-bottom="6.00pt"/>
    </style:style>
    <style:style style:name="P209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10" style:family="paragraph">
      <style:paragraph-properties fo:line-height="120.00%" fo:text-align="left" fo:margin-bottom="6.00pt"/>
    </style:style>
    <style:style style:name="P211" style:family="paragraph">
      <style:paragraph-properties fo:line-height="120.00%" fo:text-align="center" fo:margin-bottom="6.00pt"/>
    </style:style>
    <style:style style:name="P212" style:family="paragraph">
      <style:paragraph-properties fo:line-height="100.00%" fo:text-align="left" fo:margin-left="-7.45pt" fo:text-indent="-5.60pt">
        <style:tab-stops>
          <style:tab-stop style:position="169.05pt"/>
          <style:tab-stop style:position="49173.00pt"/>
          <style:tab-stop style:position="448163.50pt" style:type="right"/>
          <style:tab-stop style:position="1633.05pt"/>
        </style:tab-stops>
      </style:paragraph-properties>
    </style:style>
    <style:style style:name="P213" style:family="paragraph">
      <style:paragraph-properties fo:line-height="120.00%" fo:text-align="left" fo:margin-left="36.00pt" fo:text-indent="0.00pt" fo:margin-bottom="6.00pt"/>
    </style:style>
    <style:style style:name="P214" style:family="paragraph">
      <style:paragraph-properties fo:line-height="100.00%" fo:text-align="left" fo:margin-top="12.00pt" fo:margin-bottom="3.00pt"/>
    </style:style>
    <style:style style:name="P215" style:family="paragraph">
      <style:paragraph-properties fo:line-height="100.00%" fo:text-align="left" fo:margin-left="0.00pt" fo:text-indent="-17.00pt" fo:margin-top="12.00pt" fo:margin-bottom="3.00pt">
        <style:tab-stops>
          <style:tab-stop style:position="0.70pt"/>
        </style:tab-stops>
      </style:paragraph-properties>
    </style:style>
    <style:style style:name="P216" style:family="paragraph">
      <style:paragraph-properties fo:line-height="100.00%" fo:text-align="justify" fo:margin-bottom="6.00pt">
        <style:tab-stops>
          <style:tab-stop style:position="27.00pt"/>
          <style:tab-stop style:position="63.00pt"/>
        </style:tab-stops>
      </style:paragraph-properties>
    </style:style>
    <style:style style:name="P217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344.90pt"/>
          <style:tab-stop style:position="448181.80pt" style:type="right"/>
        </style:tab-stops>
      </style:paragraph-properties>
    </style:style>
    <style:style style:name="P218" style:family="paragraph">
      <style:paragraph-properties fo:line-height="120.00%" fo:text-align="left" fo:margin-bottom="6.00pt"/>
    </style:style>
    <style:style style:name="P219" style:family="paragraph">
      <style:paragraph-properties fo:line-height="120.00%" fo:text-align="center" fo:margin-bottom="6.00pt"/>
    </style:style>
    <style:style style:name="P220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344.90pt"/>
          <style:tab-stop style:position="448181.80pt" style:type="right"/>
        </style:tab-stops>
      </style:paragraph-properties>
    </style:style>
    <style:style style:name="P221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344.90pt"/>
          <style:tab-stop style:position="448181.80pt" style:type="right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20.00%" fo:text-align="left" fo:margin-bottom="6.00pt"/>
    </style:style>
    <style:style style:name="P224" style:family="paragraph">
      <style:paragraph-properties fo:line-height="120.00%" fo:text-align="center" fo:margin-bottom="6.00pt"/>
    </style:style>
    <style:style style:name="P225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344.90pt"/>
          <style:tab-stop style:position="448181.80pt" style:type="right"/>
        </style:tab-stops>
      </style:paragraph-properties>
    </style:style>
    <style:style style:name="P226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20.00%" fo:text-align="left" fo:margin-bottom="6.00pt"/>
    </style:style>
    <style:style style:name="P229" style:family="paragraph">
      <style:paragraph-properties fo:line-height="120.00%" fo:text-align="center" fo:margin-bottom="6.00pt"/>
    </style:style>
    <style:style style:name="P230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31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20.00%" fo:text-align="left" fo:margin-bottom="6.00pt"/>
    </style:style>
    <style:style style:name="P234" style:family="paragraph">
      <style:paragraph-properties fo:line-height="120.00%" fo:text-align="center" fo:margin-bottom="6.00pt"/>
    </style:style>
    <style:style style:name="P235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36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20.00%" fo:text-align="left" fo:margin-bottom="6.00pt"/>
    </style:style>
    <style:style style:name="P239" style:family="paragraph">
      <style:paragraph-properties fo:line-height="120.00%" fo:text-align="center" fo:margin-bottom="6.00pt"/>
    </style:style>
    <style:style style:name="P240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41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42" style:family="paragraph">
      <style:paragraph-properties fo:line-height="100.00%" fo:text-align="left"/>
    </style:style>
    <style:style style:name="P243" style:family="paragraph">
      <style:paragraph-properties fo:line-height="120.00%" fo:text-align="left" fo:margin-bottom="6.00pt"/>
    </style:style>
    <style:style style:name="P244" style:family="paragraph">
      <style:paragraph-properties fo:line-height="120.00%" fo:text-align="center" fo:margin-bottom="6.00pt"/>
    </style:style>
    <style:style style:name="P245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46" style:family="paragraph">
      <style:paragraph-properties fo:line-height="100.00%" fo:text-align="left"/>
    </style:style>
    <style:style style:name="P247" style:family="paragraph">
      <style:paragraph-properties fo:line-height="120.00%" fo:text-align="left" fo:margin-bottom="6.00pt"/>
    </style:style>
    <style:style style:name="P248" style:family="paragraph">
      <style:paragraph-properties fo:line-height="120.00%" fo:text-align="center" fo:margin-bottom="6.00pt"/>
    </style:style>
    <style:style style:name="P249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50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51" style:family="paragraph">
      <style:paragraph-properties fo:line-height="100.00%" fo:text-align="left"/>
    </style:style>
    <style:style style:name="P252" style:family="paragraph">
      <style:paragraph-properties fo:line-height="120.00%" fo:text-align="left" fo:margin-bottom="6.00pt"/>
    </style:style>
    <style:style style:name="P253" style:family="paragraph">
      <style:paragraph-properties fo:line-height="120.00%" fo:text-align="center" fo:margin-bottom="6.00pt"/>
    </style:style>
    <style:style style:name="P254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55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20.00%" fo:text-align="left" fo:margin-bottom="6.00pt"/>
    </style:style>
    <style:style style:name="P258" style:family="paragraph">
      <style:paragraph-properties fo:line-height="120.00%" fo:text-align="center" fo:margin-bottom="6.00pt"/>
    </style:style>
    <style:style style:name="P259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60" style:family="paragraph">
      <style:paragraph-properties fo:line-height="100.00%" fo:text-align="left"/>
    </style:style>
    <style:style style:name="P261" style:family="paragraph">
      <style:paragraph-properties fo:line-height="120.00%" fo:text-align="left" fo:margin-bottom="6.00pt"/>
    </style:style>
    <style:style style:name="P262" style:family="paragraph">
      <style:paragraph-properties fo:line-height="120.00%" fo:text-align="center" fo:margin-bottom="6.00pt"/>
    </style:style>
    <style:style style:name="P263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64" style:family="paragraph">
      <style:paragraph-properties fo:line-height="100.00%" fo:text-align="left"/>
    </style:style>
    <style:style style:name="P265" style:family="paragraph">
      <style:paragraph-properties fo:line-height="120.00%" fo:text-align="left" fo:margin-bottom="6.00pt"/>
    </style:style>
    <style:style style:name="P266" style:family="paragraph">
      <style:paragraph-properties fo:line-height="120.00%" fo:text-align="center" fo:margin-bottom="6.00pt"/>
    </style:style>
    <style:style style:name="P267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20.00%" fo:text-align="left" fo:margin-bottom="6.00pt"/>
    </style:style>
    <style:style style:name="P270" style:family="paragraph">
      <style:paragraph-properties fo:line-height="120.00%" fo:text-align="center" fo:margin-bottom="6.00pt"/>
    </style:style>
    <style:style style:name="P271" style:family="paragraph">
      <style:paragraph-properties fo:line-height="100.00%" fo:text-align="left" fo:margin-left="-0.15pt" fo:text-indent="-5.60pt">
        <style:tab-stops>
          <style:tab-stop style:position="196.90pt"/>
          <style:tab-stop style:position="49165.70pt"/>
          <style:tab-stop style:position="448156.20pt" style:type="right"/>
        </style:tab-stops>
      </style:paragraph-properties>
    </style:style>
    <style:style style:name="P272" style:family="paragraph">
      <style:paragraph-properties fo:line-height="120.00%" fo:text-align="left" fo:margin-bottom="6.00pt"/>
    </style:style>
    <style:style style:name="TableColumn0100" style:family="table-column">
      <style:table-column-properties style:column-width="2.061806in"/>
    </style:style>
    <style:style style:name="TableColumn0101" style:family="table-column">
      <style:table-column-properties style:column-width="3.625694in"/>
    </style:style>
    <style:style style:name="Table01" style:family="table">
      <style:table-properties style:width="5.6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20833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10001" style:family="table-cell">
      <style:table-cell-properties fo:border-top="0.020833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10101" style:family="table-cell">
      <style:table-cell-properties fo:border-top="0.010417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10201" style:family="table-cell">
      <style:table-cell-properties fo:border-top="0.010417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10301" style:family="table-cell">
      <style:table-cell-properties fo:border-top="0.010417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Column0200" style:family="table-column">
      <style:table-column-properties style:column-width="1.936806in"/>
    </style:style>
    <style:style style:name="TableColumn0201" style:family="table-column">
      <style:table-column-properties style:column-width="3.750694in"/>
    </style:style>
    <style:style style:name="Table02" style:family="table">
      <style:table-properties style:width="5.687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20833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20001" style:family="table-cell">
      <style:table-cell-properties fo:border-top="0.020833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0417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20101" style:family="table-cell">
      <style:table-cell-properties fo:border-top="0.010417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0417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20201" style:family="table-cell">
      <style:table-cell-properties fo:border-top="0.010417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0417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20301" style:family="table-cell">
      <style:table-cell-properties fo:border-top="0.010417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10417in solid #00000a" fo:border-left="0.020833in solid #00000a" fo:border-right="0.020833in solid #00000a" fo:border-bottom="0.010417in solid #00000a" fo:padding-left="0.075000in" fo:padding-right="0.075000in" fo:vertical-align="top" fo:background-color="#bfbfbf"/>
    </style:style>
    <style:style style:name="TableCell020401" style:family="table-cell">
      <style:table-cell-properties fo:border-top="0.010417in solid #00000a" fo:border-left="0.000694in solid #000000" fo:border-right="0.020833in solid #00000a" fo:border-bottom="0.010417in solid #00000a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10417in solid #00000a" fo:border-left="0.020833in solid #00000a" fo:border-right="0.020833in solid #00000a" fo:border-bottom="0.020833in solid #00000a" fo:padding-left="0.075000in" fo:padding-right="0.075000in" fo:vertical-align="top" fo:background-color="#bfbfbf"/>
    </style:style>
    <style:style style:name="TableCell020501" style:family="table-cell">
      <style:table-cell-properties fo:border-top="0.010417in solid #00000a" fo:border-left="0.000694in solid #000000" fo:border-right="0.020833in solid #00000a" fo:border-bottom="0.020833in solid #00000a" fo:padding-left="0.075000in" fo:padding-right="0.075000in" fo:vertical-align="top" fo:background-color="#ffffff"/>
    </style:style>
    <style:style style:name="TableColumn0300" style:family="table-column">
      <style:table-column-properties style:column-width="1.311806in"/>
    </style:style>
    <style:style style:name="TableColumn0301" style:family="table-column">
      <style:table-column-properties style:column-width="1.850000in"/>
    </style:style>
    <style:style style:name="TableColumn0302" style:family="table-column">
      <style:table-column-properties style:column-width="2.713194in"/>
    </style:style>
    <style:style style:name="Table03" style:family="table">
      <style:table-properties style:width="5.87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30001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30002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301" style:family="table-row">
      <style:table-row-properties style:min-row-height="5.533333in"/>
    </style:style>
    <style:style style:name="TableCell030100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30101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30102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olumn0400" style:family="table-column">
      <style:table-column-properties style:column-width="2.244444in"/>
    </style:style>
    <style:style style:name="TableColumn0401" style:family="table-column">
      <style:table-column-properties style:column-width="0.700694in"/>
    </style:style>
    <style:style style:name="TableColumn0402" style:family="table-column">
      <style:table-column-properties style:column-width="2.395833in"/>
    </style:style>
    <style:style style:name="TableColumn0403" style:family="table-column">
      <style:table-column-properties style:column-width="1.561111in"/>
    </style:style>
    <style:style style:name="Table04" style:family="table">
      <style:table-properties style:width="6.902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001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002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003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1" style:family="table-row">
      <style:table-row-properties style:min-row-height="0.951389in"/>
    </style:style>
    <style:style style:name="TableCell0401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1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1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1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2" style:family="table-row">
      <style:table-row-properties style:min-row-height="1.133333in"/>
    </style:style>
    <style:style style:name="TableCell0402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2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2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2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3" style:family="table-row">
      <style:table-row-properties style:min-row-height="1.023611in"/>
    </style:style>
    <style:style style:name="TableCell0403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3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3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3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4" style:family="table-row">
      <style:table-row-properties style:min-row-height="1.690278in"/>
    </style:style>
    <style:style style:name="TableCell0404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4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4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4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5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5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5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6" style:family="table-row">
      <style:table-row-properties style:min-row-height="1.384028in"/>
    </style:style>
    <style:style style:name="TableCell0406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6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6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6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7" style:family="table-row">
      <style:table-row-properties style:min-row-height="0.459028in"/>
    </style:style>
    <style:style style:name="TableCell0407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7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7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7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8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8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8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09" style:family="table-row">
      <style:table-row-properties style:min-row-height="1.105556in"/>
    </style:style>
    <style:style style:name="TableCell0409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9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9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09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0" style:family="table-row">
      <style:table-row-properties style:min-row-height="0.081944in"/>
    </style:style>
    <style:style style:name="TableCell0410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0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0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0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1" style:family="table-row">
      <style:table-row-properties style:min-row-height="0.293056in"/>
    </style:style>
    <style:style style:name="TableCell0411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1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1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1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2" style:family="table-row">
      <style:table-row-properties style:min-row-height="0.293056in"/>
    </style:style>
    <style:style style:name="TableCell0412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2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2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2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3" style:family="table-row">
      <style:table-row-properties style:min-row-height="0.293056in"/>
    </style:style>
    <style:style style:name="TableCell0413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3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3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3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4" style:family="table-row">
      <style:table-row-properties style:min-row-height="0.293056in"/>
    </style:style>
    <style:style style:name="TableCell0414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4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4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4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5" style:family="table-row">
      <style:table-row-properties style:min-row-height="0.293056in"/>
    </style:style>
    <style:style style:name="TableCell0415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5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5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5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6" style:family="table-row">
      <style:table-row-properties style:min-row-height="0.293056in"/>
    </style:style>
    <style:style style:name="TableCell0416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6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6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6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7" style:family="table-row">
      <style:table-row-properties style:min-row-height="0.293056in"/>
    </style:style>
    <style:style style:name="TableCell0417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7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7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7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8" style:family="table-row">
      <style:table-row-properties style:min-row-height="1.327083in"/>
    </style:style>
    <style:style style:name="TableCell0418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8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8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8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19" style:family="table-row">
      <style:table-row-properties style:min-row-height="0.293056in"/>
    </style:style>
    <style:style style:name="TableCell0419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9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9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19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20" style:family="table-row">
      <style:table-row-properties style:min-row-height="0.293056in"/>
    </style:style>
    <style:style style:name="TableCell0420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0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0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0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21" style:family="table-row">
      <style:table-row-properties style:min-row-height="0.331250in"/>
    </style:style>
    <style:style style:name="TableCell0421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1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1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1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422" style:family="table-row">
      <style:table-row-properties style:min-row-height="0.331250in"/>
    </style:style>
    <style:style style:name="TableCell0422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2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2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42203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olumn0500" style:family="table-column">
      <style:table-column-properties style:column-width="2.732639in"/>
    </style:style>
    <style:style style:name="TableColumn0501" style:family="table-column">
      <style:table-column-properties style:column-width="0.787500in"/>
    </style:style>
    <style:style style:name="TableColumn0502" style:family="table-column">
      <style:table-column-properties style:column-width="2.108333in"/>
    </style:style>
    <style:style style:name="Table05" style:family="table">
      <style:table-properties style:width="5.628472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001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002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101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102" style:family="table-cell">
      <style:table-cell-properties fo:border-top="0.010417in solid #000001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2" style:family="table-row">
      <style:table-row-properties style:min-row-height="0.859028in"/>
    </style:style>
    <style:style style:name="TableCell0502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2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2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3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3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4" style:family="table-row">
      <style:table-row-properties style:min-row-height="0.691667in"/>
    </style:style>
    <style:style style:name="TableCell0504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4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4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5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5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6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6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7" style:family="table-row">
      <style:table-row-properties style:min-row-height="0.655556in"/>
    </style:style>
    <style:style style:name="TableCell0507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7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7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8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8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09" style:family="table-row">
      <style:table-row-properties/>
    </style:style>
    <style:style style:name="TableCell0509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9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09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10" style:family="table-row">
      <style:table-row-properties/>
    </style:style>
    <style:style style:name="TableCell0510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10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10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Row0511" style:family="table-row">
      <style:table-row-properties/>
    </style:style>
    <style:style style:name="TableCell051100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1101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  <style:style style:name="TableCell051102" style:family="table-cell">
      <style:table-cell-properties fo:border-top="0.000694in solid #000000" fo:border-left="0.010417in solid #000001" fo:border-right="0.010417in solid #000001" fo:border-bottom="0.010417in solid #000001" fo:padding-left="0.077778in" fo:padding-right="0.077778in" fo:vertical-align="top" fo:background-color="#ffffff"/>
    </style:style>
  </office:automatic-styles>
  <office:body>
    <office:text>
      <text:p text:style-name="P1"><text:span text:style-name="T1">My Places</text:span></text:p>
      <text:p text:style-name="P2"><text:span text:style-name="T2"/></text:p>
      <text:p text:style-name="P3"><text:span text:style-name="T2"/></text:p>
      <text:p text:style-name="P4"><text:span text:style-name="T3">1. Introduzione</text:span></text:p>
      <text:p text:style-name="P5"><text:span text:style-name="T4">Il seguente elaborato è inserito nella documentazione a supporto del progetto My Places, e fornisce una panoramica completa riguardo gli obiettivi di progetto, gli stakeholder del sistema, le esigenze da loro espresse e le features identificate nel corso dell'analisi e come esse hanno avuto riscontro nella progettazione del sistema.</text:span></text:p>
      <text:p text:style-name="P5"><text:span text:style-name="T4">My Places e un'applicazione prevalentemente Web, corredata da un'estensione che aggiunge funzionalità al sistema (per lo più di gestione) realizzata come Stand Alone.</text:span></text:p>
      <text:p text:style-name="P5"><text:span text:style-name="T4">La piattaforma permette l'affitto di locazioni di seconde parti e la gestione delle proprie locazioni (visualizzazioni, inserimento, rimozione) da parte di soggetti utenti del sistema.</text:span></text:p>
      <text:p text:style-name="P6"><text:span text:style-name="T5">2. Posizionamento</text:span></text:p>
      <text:p text:style-name="P7"><text:span text:style-name="T6"/></text:p>
      <text:p text:style-name="P8"><text:span text:style-name="T7"><text:s text:c="3"/></text:span><text:span text:style-name="T8">2.1 Definizione Del Problema</text:span></text:p>
      <text:p text:style-name="P9"><text:span text:style-name="T9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1"><text:span text:style-name="T10">Il problema</text:span><text:span text:style-name="T11"/></text:p>
          </table:table-cell>
          <table:table-cell table:style-name="TableCell010001">
            <text:p text:style-name="P12"><text:span text:style-name="T12">Trovare il proprio alloggio ideale, rispondente alle diverse esigenze di un utilizzatore, siano esse di lavoro o di piacere, confrontando prezzi e offerte nel minor tempo possibile, garantendo la flessibilità di cui l'utente ha bisogno</text:span><text:span text:style-name="T13"/></text:p>
          </table:table-cell>
        </table:table-row>
        <table:table-row table:style-name="TableRow0101">
          <table:table-cell table:style-name="TableCell010100">
            <text:p text:style-name="P15"><text:span text:style-name="T14">Condiziona</text:span><text:span text:style-name="T15"/></text:p>
          </table:table-cell>
          <table:table-cell table:style-name="TableCell010101">
            <text:p text:style-name="P16"><text:span text:style-name="T16">Le più disparate categorie di persone: locatori, viaggiatori, ciascuno con le proprie richieste e necessità, così come amministratori del sistema e ingegneri del software</text:span><text:span text:style-name="T17"/></text:p>
          </table:table-cell>
        </table:table-row>
        <table:table-row table:style-name="TableRow0102">
          <table:table-cell table:style-name="TableCell010200">
            <text:p text:style-name="P18"><text:span text:style-name="T18">Il suo impatto</text:span><text:span text:style-name="T19"/></text:p>
          </table:table-cell>
          <table:table-cell table:style-name="TableCell010201">
            <text:p text:style-name="P19"><text:span text:style-name="T20">Per un locatore la necessità di ottenere ricavi, allestendo una vetrina di presentazione per le proprietà che si desidera affittare; per un viaggiatore la possibilità di<text:s text:c="2"/>scegliere tra varie offerte quella per lui più accomodante nel modo più facile possibile</text:span><text:span text:style-name="T21"/></text:p>
          </table:table-cell>
        </table:table-row>
        <table:table-row table:style-name="TableRow0103">
          <table:table-cell table:style-name="TableCell010300">
            <text:p text:style-name="P21"><text:span text:style-name="T22">Una soluzione efficace</text:span><text:span text:style-name="T23"/></text:p>
          </table:table-cell>
          <table:table-cell table:style-name="TableCell010301">
            <text:p text:style-name="P22"><text:span text:style-name="T24">Offre un modo intelligente e versatile per creare un ponte per la comunicazione e lo scambio di informazione rapido tra i diversi utenti, in funzione dei ruoli che questi svolgono all'interno del sistema; il tutto con un'interfaccia user friendly, fortemente intuitiva che stimoli l'attenzione dell'utente e ne incentivi l'indirizzamento verso tale soluzione</text:span><text:span text:style-name="T25"/></text:p>
          </table:table-cell>
        </table:table-row>
      </table:table>
      <text:p text:style-name="P24"><text:span text:style-name="T26"><text:s text:c="5"/>2.2 Posizione Del Prodotto</text:span></text:p>
      <text:p text:style-name="P25"><text:span text:style-name="T2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7"><text:span text:style-name="T28">Per</text:span><text:span text:style-name="T29"/></text:p>
          </table:table-cell>
          <table:table-cell table:style-name="TableCell020001">
            <text:p text:style-name="P28"><text:span text:style-name="T30">Chiunque, entità o privato, sia in grado di mettere a disposizione sistemazioni temporanee a pagamento</text:span><text:span text:style-name="T31"/></text:p>
          </table:table-cell>
        </table:table-row>
        <table:table-row table:style-name="TableRow0201">
          <table:table-cell table:style-name="TableCell020100">
            <text:p text:style-name="P31"><text:span text:style-name="T32">Le quali</text:span><text:span text:style-name="T33"/></text:p>
          </table:table-cell>
          <table:table-cell table:style-name="TableCell020101">
            <text:p text:style-name="P32"><text:span text:style-name="T34">Vogliono offrire un supporto online adeguato ai propri clienti, e ottimizzare<text:s text:c="2"/>operazioni contrattuali e profitti</text:span><text:span text:style-name="T35"/></text:p>
          </table:table-cell>
        </table:table-row>
        <table:table-row table:style-name="TableRow0202">
          <table:table-cell table:style-name="TableCell020200">
            <text:p text:style-name="P34"><text:span text:style-name="T36">Categoria di prodotto - Nome</text:span><text:span text:style-name="T37"/></text:p>
          </table:table-cell>
          <table:table-cell table:style-name="TableCell020201">
            <text:p text:style-name="P35"><text:span text:style-name="T38">Web Application (+ Stand Alone)<text:s/></text:span><text:span text:style-name="T39">–</text:span><text:span text:style-name="T40"><text:s/>Perfect Places</text:span><text:span text:style-name="T41"/></text:p>
          </table:table-cell>
        </table:table-row>
        <table:table-row table:style-name="TableRow0203">
          <table:table-cell table:style-name="TableCell020300">
            <text:p text:style-name="P37"><text:span text:style-name="T42">Il quale</text:span><text:span text:style-name="T43"/></text:p>
          </table:table-cell>
          <table:table-cell table:style-name="TableCell020301">
            <text:p text:style-name="P38"><text:span text:style-name="T44">Costituisce un prodotto rinnovato e conveniente</text:span><text:span text:style-name="T45"/></text:p>
          </table:table-cell>
        </table:table-row>
        <table:table-row table:style-name="TableRow0204">
          <table:table-cell table:style-name="TableCell020400">
            <text:p text:style-name="P40"><text:span text:style-name="T46">A differenza</text:span><text:span text:style-name="T47"/></text:p>
          </table:table-cell>
          <table:table-cell table:style-name="TableCell020401">
            <text:p text:style-name="P41"><text:span text:style-name="T48">TriViaggio.com</text:span><text:span text:style-name="T49"/></text:p>
          </table:table-cell>
        </table:table-row>
        <table:table-row table:style-name="TableRow0205">
          <table:table-cell table:style-name="TableCell020500">
            <text:p text:style-name="P44"><text:span text:style-name="T50">Il nostro prodotto</text:span><text:span text:style-name="T51"/></text:p>
          </table:table-cell>
          <table:table-cell table:style-name="TableCell020501">
            <text:p text:style-name="P45"><text:span text:style-name="T52">Offre una maggiore convenienza, e una facilità d'uso in materia di intuitività, comunicazione e gestione. Garantisce inoltre estrema affidabilità e controllo ( in termini di sicurezza e correttezza) delle informazioni gestite dal sistema</text:span><text:span text:style-name="T53"/></text:p>
          </table:table-cell>
        </table:table-row>
      </table:table>
      <text:p text:style-name="P47"><text:span text:style-name="T53"/></text:p>
      <text:p text:style-name="P48"><text:span text:style-name="T54">3.<text:s text:c="2"/>Descrizione Degli Stakeholder</text:span></text:p>
      <text:p text:style-name="P49"><text:span text:style-name="T55"><text:s text:c="5"/>3.1 Riassunto Stakeholder</text:span></text:p>
      <text:p text:style-name="P50"><text:span text:style-name="T56"/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52"><text:span text:style-name="T57">Nome</text:span><text:span text:style-name="T58"/></text:p>
          </table:table-cell>
          <table:table-cell table:style-name="TableCell030001">
            <text:p text:style-name="P52"><text:span text:style-name="T59">Descrizione</text:span><text:span text:style-name="T60"/></text:p>
          </table:table-cell>
          <table:table-cell table:style-name="TableCell030002">
            <text:p text:style-name="P52"><text:span text:style-name="T61">Responsabilità</text:span><text:span text:style-name="T62"/></text:p>
          </table:table-cell>
        </table:table-row>
        <table:table-row table:style-name="TableRow0301">
          <table:table-cell table:style-name="TableCell030100">
            <text:p text:style-name="P55"><text:span text:style-name="T63">Proprietario</text:span></text:p>
            <text:p text:style-name="P55"><text:span text:style-name="T64"/></text:p>
            <text:p text:style-name="P55"><text:span text:style-name="T65">Viaggiatore</text:span></text:p>
            <text:p text:style-name="P55"><text:span text:style-name="T66"/></text:p>
            <text:p text:style-name="P55"><text:span text:style-name="T67">Amministratore</text:span></text:p>
            <text:p text:style-name="P55"><text:span text:style-name="T68"/></text:p>
            <text:p text:style-name="P55"><text:span text:style-name="T68"/></text:p>
            <text:p text:style-name="P55"><text:span text:style-name="T68"/></text:p>
            <text:p text:style-name="P55"><text:span text:style-name="T69">Utente registrato</text:span></text:p>
            <text:p text:style-name="P55"><text:span text:style-name="T70"/></text:p>
            <text:p text:style-name="P55"><text:span text:style-name="T70"/></text:p>
            <text:p text:style-name="P55"><text:span text:style-name="T70"/></text:p>
            <text:p text:style-name="P55"><text:span text:style-name="T71">Visitatore</text:span></text:p>
            <text:p text:style-name="P55"><text:span text:style-name="T72"/></text:p>
            <text:p text:style-name="P55"><text:span text:style-name="T72"/></text:p>
            <text:p text:style-name="P55"><text:span text:style-name="T72"/></text:p>
            <text:p text:style-name="P55"><text:span text:style-name="T73">Investitori</text:span></text:p>
            <text:p text:style-name="P55"><text:span text:style-name="T74"/></text:p>
            <text:p text:style-name="P55"><text:span text:style-name="T74"/></text:p>
            <text:p text:style-name="P55"><text:span text:style-name="T74"/></text:p>
            <text:p text:style-name="P55"><text:span text:style-name="T75">Committenti</text:span></text:p>
            <text:p text:style-name="P55"><text:span text:style-name="T76"/></text:p>
          </table:table-cell>
          <table:table-cell table:style-name="TableCell030101">
            <text:p text:style-name="P55"><text:span text:style-name="T77">Persona interessata a dare in affitto un bene immobile</text:span></text:p>
            <text:p text:style-name="P55"><text:span text:style-name="T77">Persona interessata ad affittare un bene immobile.</text:span></text:p>
            <text:p text:style-name="P55"><text:span text:style-name="T77">Persona con privilegi maggiori rispetto ad un utente generico</text:span></text:p>
            <text:p text:style-name="P55"><text:span text:style-name="T78"/></text:p>
            <text:p text:style-name="P55"><text:span text:style-name="T78"/></text:p>
            <text:p text:style-name="P55"><text:span text:style-name="T79">Persona che si è registrata fornendo alcuni dati (nome, cognome,username,password,mail)</text:span></text:p>
            <text:p text:style-name="P55"><text:span text:style-name="T80"/></text:p>
            <text:p text:style-name="P55"><text:span text:style-name="T81">Persona esterna, non registrata, quindi non in possesso di un'area privata all'interno del sistema</text:span></text:p>
            <text:p text:style-name="P55"><text:span text:style-name="T82"/></text:p>
            <text:p text:style-name="P55"><text:span text:style-name="T83">Figure che finanziano economicamente il progetto</text:span></text:p>
            <text:p text:style-name="P55"><text:span text:style-name="T84"/></text:p>
            <text:p text:style-name="P55"><text:span text:style-name="T84"/></text:p>
            <text:p text:style-name="P55"><text:span text:style-name="T85">Chi ha richiesto effettivamente il prodotto</text:span></text:p>
            <text:p text:style-name="P55"><text:span text:style-name="T86"/></text:p>
          </table:table-cell>
          <table:table-cell table:style-name="TableCell030102">
            <text:p text:style-name="P55"><text:span text:style-name="T87">E'un utente del sistema ed in quanto tale è interessato ai servizi offerti come affittuario</text:span></text:p>
            <text:p text:style-name="P55"><text:span text:style-name="T87">E'un utente del sistema ed in quanto tale è interessato ai servizi offerti come inquilino</text:span></text:p>
            <text:p text:style-name="P55"><text:span text:style-name="T87">Figura interessata alla corretta gestione del sistema, così come alla sua efficacia, garantendo la coerenza e l'aggiornamento dei dati al suo interno.</text:span></text:p>
            <text:p text:style-name="P55"><text:span text:style-name="T88"/></text:p>
            <text:p text:style-name="P55"><text:span text:style-name="T89">E'una persona che ha eseguito una procedura di registrazione; è dunque un utente del sistema che è interessato ad usufruire dei potenziali servizi offerti dalla piattaforma</text:span></text:p>
            <text:p text:style-name="P55"><text:span text:style-name="T90"/></text:p>
            <text:p text:style-name="P55"><text:span text:style-name="T91">E'una terza parte esterna, interessata al lato puramente informativo (informazioni di carattere generale sul sistema)</text:span></text:p>
            <text:p text:style-name="P55"><text:span text:style-name="T92"/></text:p>
            <text:p text:style-name="P55"><text:span text:style-name="T93">Costituiscono la base economica del progetto e sono interessati alla sua riuscita e al suo successo sul mercato</text:span></text:p>
            <text:p text:style-name="P55"><text:span text:style-name="T94"/></text:p>
            <text:p text:style-name="P55"><text:span text:style-name="T95">Coloro che hanno interesse che il prodotto finale rispecchi le esigenze da cui è nata la richiesta</text:span><text:span text:style-name="T96"/></text:p>
          </table:table-cell>
        </table:table-row>
      </table:table>
      <text:p text:style-name="P57"><text:span text:style-name="T96"/></text:p>
      <text:p text:style-name="P58"><text:span text:style-name="T97"><text:s text:c="4"/>3.2Ambiente Di Utilizzo</text:span></text:p>
      <text:p text:style-name="P59"><text:span text:style-name="T98">My Places rappresenta un elemento di rinnovamento nella porzione di mercato in cui si inserisce.</text:span></text:p>
      <text:p text:style-name="P59"><text:span text:style-name="T98"><text:s/>In questo contesto My Places costituisce una piattaforma di aiuto e di supporto per le imprese o i privati del settore (viaggi). Il valore aggiunto fornito dalla piattaforma in questo caso è descritto da prospettive quali:</text:span></text:p>
      <text:p text:style-name="P60"><text:span text:style-name="T98">User-comfort: sono state ben definite le regole attraverso le quali l'utente può usufruire del sistema, ogni partecipante in modo del tutto autonomo e pratico, da qualsivoglia postazione dotata di connessione internet (con una qualsiasi tecnologia);</text:span></text:p>
      <text:p text:style-name="P60"><text:span text:style-name="T98"><text:s/></text:span></text:p>
      <text:p text:style-name="P60"><text:span text:style-name="T98">Velocità: sono stati sviluppati servizi e componenti che minimizzano i tempi di risposta per migliorare al massimo l'esperienza utente;</text:span></text:p>
      <text:p text:style-name="P60"><text:span text:style-name="T99"/></text:p>
      <text:p text:style-name="P60"><text:span text:style-name="T100"><text:s/>Il sistema in futuro può essere integrato con un circuito di pagamento esterno che permetta di regolamentare i pagamenti a partire dalla piattaforma stessa</text:span></text:p>
      <text:p text:style-name="P61"><text:span text:style-name="T101"/></text:p>
      <text:p text:style-name="P61"><text:span text:style-name="T101"/></text:p>
      <text:p text:style-name="P62"><text:span text:style-name="T101"/></text:p>
      <text:p text:style-name="P62"><text:span text:style-name="T102">4. Panoramica Del Prodotto</text:span></text:p>
      <text:p text:style-name="P62"><text:span text:style-name="T103"><text:s text:c="3"/></text:span><text:span text:style-name="T104">4.1 Needs &amp; Features</text:span></text:p>
      <text:p text:style-name="P63"><text:span text:style-name="T105"/></text:p>
      <text:p text:style-name="P64"><text:span text:style-name="T105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66"><text:span text:style-name="T106">Need</text:span><text:span text:style-name="T107"/></text:p>
          </table:table-cell>
          <table:table-cell table:style-name="TableCell040001">
            <text:p text:style-name="P66"><text:span text:style-name="T108">Priorità</text:span><text:span text:style-name="T109"/></text:p>
          </table:table-cell>
          <table:table-cell table:style-name="TableCell040002">
            <text:p text:style-name="P66"><text:span text:style-name="T110">Features</text:span><text:span text:style-name="T111"/></text:p>
          </table:table-cell>
          <table:table-cell table:style-name="TableCell040003">
            <text:p text:style-name="P66"><text:span text:style-name="T112">Rilascio Pianificato</text:span><text:span text:style-name="T113"/></text:p>
          </table:table-cell>
        </table:table-row>
        <table:table-row table:style-name="TableRow0401">
          <table:table-cell table:style-name="TableCell040100">
            <text:p text:style-name="P69"><text:span text:style-name="T113"/></text:p>
            <text:p text:style-name="P69"><text:span text:style-name="T114">L'utente vuole che il sistema gli permetta di inserire una locazione</text:span><text:span text:style-name="T115"/></text:p>
          </table:table-cell>
          <table:table-cell table:style-name="TableCell040101">
            <text:p text:style-name="P70"><text:span text:style-name="T115"/></text:p>
            <text:p text:style-name="P70"><text:span text:style-name="T116">ALTA</text:span><text:span text:style-name="T117"/></text:p>
          </table:table-cell>
          <table:table-cell table:style-name="TableCell040102">
            <text:p text:style-name="P71"><text:span text:style-name="T117"/></text:p>
            <text:p text:style-name="P71"><text:span text:style-name="T118">Il sistema permetterà ad un qualsiasi utente loggato di poter inserire una propria locazione da affittare</text:span><text:span text:style-name="T119"/></text:p>
          </table:table-cell>
          <table:table-cell table:style-name="TableCell040103">
            <text:p text:style-name="P72"><text:span text:style-name="T119"/></text:p>
            <text:p text:style-name="P73"><text:span text:style-name="T120">–</text:span><text:span text:style-name="T121">/</text:span><text:span text:style-name="T122">–</text:span><text:span text:style-name="T123"/></text:p>
          </table:table-cell>
        </table:table-row>
        <table:table-row table:style-name="TableRow0402">
          <table:table-cell table:style-name="TableCell040200">
            <text:p text:style-name="P76"><text:span text:style-name="T123"/></text:p>
            <text:p text:style-name="P76"><text:span text:style-name="T124">L'utente vuole che il sistema gli permetta di rimuovere una locazione</text:span><text:span text:style-name="T125"/></text:p>
          </table:table-cell>
          <table:table-cell table:style-name="TableCell040201">
            <text:p text:style-name="P77"><text:span text:style-name="T125"/></text:p>
            <text:p text:style-name="P77"><text:span text:style-name="T126">ALTA</text:span><text:span text:style-name="T127"/></text:p>
          </table:table-cell>
          <table:table-cell table:style-name="TableCell040202">
            <text:p text:style-name="P78"><text:span text:style-name="T127"/></text:p>
            <text:p text:style-name="P78"><text:span text:style-name="T128">Il sistema permetterà ad un qualsiasi utente loggato di poter rimuovere una propria locazione dal sistema</text:span><text:span text:style-name="T129"/></text:p>
          </table:table-cell>
          <table:table-cell table:style-name="TableCell040203">
            <text:p text:style-name="P79"><text:span text:style-name="T129"/></text:p>
            <text:p text:style-name="P80"><text:span text:style-name="T130">–</text:span><text:span text:style-name="T131">/</text:span><text:span text:style-name="T132">–</text:span><text:span text:style-name="T133"/></text:p>
          </table:table-cell>
        </table:table-row>
        <table:table-row table:style-name="TableRow0403">
          <table:table-cell table:style-name="TableCell040300">
            <text:p text:style-name="P83"><text:span text:style-name="T133"/></text:p>
            <text:p text:style-name="P83"><text:span text:style-name="T134">L'utente vuole che il sistema gli permetta di visualizzare tutte le locazioni da lui rese disponibili per essere affittate</text:span><text:span text:style-name="T135"/></text:p>
          </table:table-cell>
          <table:table-cell table:style-name="TableCell040301">
            <text:p text:style-name="P84"><text:span text:style-name="T135"/></text:p>
            <text:p text:style-name="P84"><text:span text:style-name="T136">ALTA</text:span><text:span text:style-name="T137"/></text:p>
          </table:table-cell>
          <table:table-cell table:style-name="TableCell040302">
            <text:p text:style-name="P85"><text:span text:style-name="T137"/></text:p>
            <text:p text:style-name="P85"><text:span text:style-name="T138">Il sistema permetterà ad un qualsiasi utente loggato di poter visualizzare la lista delle locazioni dal lui inserite</text:span><text:span text:style-name="T139"/></text:p>
          </table:table-cell>
          <table:table-cell table:style-name="TableCell040303">
            <text:p text:style-name="P86"><text:span text:style-name="T139"/></text:p>
            <text:p text:style-name="P87"><text:span text:style-name="T140">–</text:span><text:span text:style-name="T141">/</text:span><text:span text:style-name="T142">–</text:span><text:span text:style-name="T143"/></text:p>
          </table:table-cell>
        </table:table-row>
        <table:table-row table:style-name="TableRow0404">
          <table:table-cell table:style-name="TableCell040400">
            <text:p text:style-name="P90"><text:span text:style-name="T143"/></text:p>
            <text:p text:style-name="P90"><text:span text:style-name="T144">L'utente vuole che il sistema gli permetta di poter ricercare le locazioni secondo alcuni parametri di base</text:span></text:p>
            <text:p text:style-name="P90"><text:span text:style-name="T144">L'utente vuole che il sistema gli permetta di poter ricercare le locazioni in maniera avanzata</text:span></text:p>
            <text:p text:style-name="P90"><text:span text:style-name="T145"/></text:p>
          </table:table-cell>
          <table:table-cell table:style-name="TableCell040401">
            <text:p text:style-name="P91"><text:span text:style-name="T145"/></text:p>
            <text:p text:style-name="P91"><text:span text:style-name="T146">ALTA</text:span></text:p>
            <text:p text:style-name="P91"><text:span text:style-name="T147"/></text:p>
            <text:p text:style-name="P91"><text:span text:style-name="T147"/></text:p>
            <text:p text:style-name="P91"><text:span text:style-name="T148">BASSA</text:span><text:span text:style-name="T149"/></text:p>
          </table:table-cell>
          <table:table-cell table:style-name="TableCell040402">
            <text:p text:style-name="P92"><text:span text:style-name="T149"/></text:p>
            <text:p text:style-name="P92"><text:span text:style-name="T149"/></text:p>
            <text:p text:style-name="P92"><text:span text:style-name="T150">Il sistema permetterà ad un qualsiasi utente loggato di poter ricercare le locazioni secondo alcuni parametri.</text:span><text:span text:style-name="T151"/></text:p>
          </table:table-cell>
          <table:table-cell table:style-name="TableCell040403">
            <text:p text:style-name="P93"><text:span text:style-name="T151"/></text:p>
            <text:p text:style-name="P93"><text:span text:style-name="T151"/></text:p>
            <text:p text:style-name="P94"><text:span text:style-name="T152">–</text:span><text:span text:style-name="T153">/</text:span><text:span text:style-name="T154">–</text:span><text:span text:style-name="T155"/></text:p>
          </table:table-cell>
        </table:table-row>
        <table:table-row table:style-name="TableRow0405">
          <table:table-cell table:style-name="TableCell040500">
            <text:p text:style-name="P97"><text:span text:style-name="T155"/></text:p>
            <text:p text:style-name="P97"><text:span text:style-name="T156">L'utente vuole che il sistema gli permetta di poter scegliere una locazione in base al prezzo dei servizi offerti</text:span></text:p>
            <text:p text:style-name="P97"><text:span text:style-name="T157"/></text:p>
          </table:table-cell>
          <table:table-cell table:style-name="TableCell040501">
            <text:p text:style-name="P98"><text:span text:style-name="T157"/></text:p>
            <text:p text:style-name="P98"><text:span text:style-name="T157"/></text:p>
            <text:p text:style-name="P98"><text:span text:style-name="T158">BASSA</text:span><text:span text:style-name="T159"/></text:p>
          </table:table-cell>
          <table:table-cell table:style-name="TableCell040502">
            <text:p text:style-name="P99"><text:span text:style-name="T159"/></text:p>
            <text:p text:style-name="P99"><text:span text:style-name="T160">Il sistema permetterà all'utente di visualizzare il prezzo per una determinata locazione e per specifici servizi</text:span><text:span text:style-name="T161"/></text:p>
          </table:table-cell>
          <table:table-cell table:style-name="TableCell040503">
            <text:p text:style-name="P100"><text:span text:style-name="T161"/></text:p>
            <text:p text:style-name="P100"><text:span text:style-name="T161"/></text:p>
            <text:p text:style-name="P101"><text:span text:style-name="T162">–</text:span><text:span text:style-name="T163">/</text:span><text:span text:style-name="T164">–</text:span><text:span text:style-name="T165"/></text:p>
          </table:table-cell>
        </table:table-row>
        <table:table-row table:style-name="TableRow0406">
          <table:table-cell table:style-name="TableCell040600">
            <text:p text:style-name="P104"><text:span text:style-name="T165"/></text:p>
            <text:p text:style-name="P104"><text:span text:style-name="T166">L'utente vuole che il sistema gli permetta di poter comunicare tramite scambio di messaggi con un altro utente</text:span><text:span text:style-name="T167"/></text:p>
          </table:table-cell>
          <table:table-cell table:style-name="TableCell040601">
            <text:p text:style-name="P105"><text:span text:style-name="T167"/></text:p>
            <text:p text:style-name="P105"><text:span text:style-name="T167"/></text:p>
            <text:p text:style-name="P105"><text:span text:style-name="T168">ALTA</text:span><text:span text:style-name="T169"/></text:p>
          </table:table-cell>
          <table:table-cell table:style-name="TableCell040602">
            <text:p text:style-name="P106"><text:span text:style-name="T169"/></text:p>
            <text:p text:style-name="P106"><text:span text:style-name="T170">Il sistema permetterà ad un qualsiasi utente loggato di poter comunicare, tramite il suo servizio di posta interno o un client esterno, con un altro utente</text:span><text:span text:style-name="T171"/></text:p>
          </table:table-cell>
          <table:table-cell table:style-name="TableCell040603">
            <text:p text:style-name="P107"><text:span text:style-name="T171"/></text:p>
            <text:p text:style-name="P108"><text:span text:style-name="T172">–</text:span><text:span text:style-name="T173">/</text:span><text:span text:style-name="T174">–</text:span><text:span text:style-name="T175"/></text:p>
          </table:table-cell>
        </table:table-row>
        <table:table-row table:style-name="TableRow0407">
          <table:table-cell table:style-name="TableCell040700">
            <text:p text:style-name="P111"><text:span text:style-name="T175"/></text:p>
            <text:p text:style-name="P111"><text:span text:style-name="T176">L'utente vuole che il sistema gli permetta di poter visualizzare il proprio profilo e modificarlo</text:span><text:span text:style-name="T177"/></text:p>
          </table:table-cell>
          <table:table-cell table:style-name="TableCell040701">
            <text:p text:style-name="P112"><text:span text:style-name="T177"/></text:p>
            <text:p text:style-name="P112"><text:span text:style-name="T178">ALTA</text:span><text:span text:style-name="T179"/></text:p>
          </table:table-cell>
          <table:table-cell table:style-name="TableCell040702">
            <text:p text:style-name="P113"><text:span text:style-name="T179"/></text:p>
            <text:p text:style-name="P113"><text:span text:style-name="T180">Il sistema permetterà ad un qualsiasi utente loggato di poter aggiornare o visualizzare il proprio<text:s text:c="2"/>profilo personale</text:span><text:span text:style-name="T181"/></text:p>
          </table:table-cell>
          <table:table-cell table:style-name="TableCell040703">
            <text:p text:style-name="P114"><text:span text:style-name="T181"/></text:p>
            <text:p text:style-name="P115"><text:span text:style-name="T182">–</text:span><text:span text:style-name="T183">/</text:span><text:span text:style-name="T184">–</text:span><text:span text:style-name="T185"/></text:p>
          </table:table-cell>
        </table:table-row>
        <table:table-row table:style-name="TableRow0408">
          <table:table-cell table:style-name="TableCell040800">
            <text:p text:style-name="P118"><text:span text:style-name="T185"/></text:p>
            <text:p text:style-name="P118"><text:span text:style-name="T186">L'utente vuole che il sistema gli permetta di selezionare la lingua di visualizzazione</text:span></text:p>
            <text:p text:style-name="P118"><text:span text:style-name="T187"/></text:p>
          </table:table-cell>
          <table:table-cell table:style-name="TableCell040801">
            <text:p text:style-name="P119"><text:span text:style-name="T187"/></text:p>
            <text:p text:style-name="P119"><text:span text:style-name="T188">ALTA</text:span><text:span text:style-name="T189"/></text:p>
          </table:table-cell>
          <table:table-cell table:style-name="TableCell040802">
            <text:p text:style-name="P120"><text:span text:style-name="T189"/></text:p>
            <text:p text:style-name="P120"><text:span text:style-name="T190">Il sistema permettere di scegliere la lingua di preferenza</text:span><text:span text:style-name="T191"/></text:p>
          </table:table-cell>
          <table:table-cell table:style-name="TableCell040803">
            <text:p text:style-name="P121"><text:span text:style-name="T191"/></text:p>
            <text:p text:style-name="P122"><text:span text:style-name="T192">–</text:span><text:span text:style-name="T193">/</text:span><text:span text:style-name="T194">–</text:span><text:span text:style-name="T195"/></text:p>
          </table:table-cell>
        </table:table-row>
        <table:table-row table:style-name="TableRow0409">
          <table:table-cell table:style-name="TableCell040900">
            <text:p text:style-name="P125"><text:span text:style-name="T195"/></text:p>
            <text:p text:style-name="P125"><text:span text:style-name="T196">L'utente vuole avere a disposizione diverse categorie di locazioni</text:span><text:span text:style-name="T197"/></text:p>
          </table:table-cell>
          <table:table-cell table:style-name="TableCell040901">
            <text:p text:style-name="P126"><text:span text:style-name="T197"/></text:p>
            <text:p text:style-name="P126"><text:span text:style-name="T198">MEDIA</text:span><text:span text:style-name="T199"/></text:p>
          </table:table-cell>
          <table:table-cell table:style-name="TableCell040902">
            <text:p text:style-name="P127"><text:span text:style-name="T199"/></text:p>
            <text:p text:style-name="P127"><text:span text:style-name="T200">Il sistema offrirà un insieme di possibili categorie di locazioni</text:span><text:span text:style-name="T201"/></text:p>
          </table:table-cell>
          <table:table-cell table:style-name="TableCell040903">
            <text:p text:style-name="P128"><text:span text:style-name="T201"/></text:p>
            <text:p text:style-name="P129"><text:span text:style-name="T202">–</text:span><text:span text:style-name="T203">/</text:span><text:span text:style-name="T204">–</text:span><text:span text:style-name="T205"/></text:p>
          </table:table-cell>
        </table:table-row>
        <table:table-row table:style-name="TableRow0410">
          <table:table-cell table:style-name="TableCell041000">
            <text:p text:style-name="P132"><text:span text:style-name="T205"/></text:p>
            <text:p text:style-name="P132"><text:span text:style-name="T205"/></text:p>
            <text:p text:style-name="P132"><text:span text:style-name="T206">L'utente vuole che il sistema gli permetta di effettuare prenotazione</text:span></text:p>
            <text:p text:style-name="P132"><text:span text:style-name="T207"/></text:p>
          </table:table-cell>
          <table:table-cell table:style-name="TableCell041001">
            <text:p text:style-name="P133"><text:span text:style-name="T207"/></text:p>
            <text:p text:style-name="P133"><text:span text:style-name="T207"/></text:p>
            <text:p text:style-name="P133"><text:span text:style-name="T208">ALTA</text:span><text:span text:style-name="T209"/></text:p>
          </table:table-cell>
          <table:table-cell table:style-name="TableCell041002">
            <text:p text:style-name="P134"><text:span text:style-name="T209"/></text:p>
            <text:p text:style-name="P134"><text:span text:style-name="T209"/></text:p>
            <text:p text:style-name="P134"><text:span text:style-name="T210">Il sistema fornirà un opportuno meccanismo di prenotazione</text:span><text:span text:style-name="T211"/></text:p>
          </table:table-cell>
          <table:table-cell table:style-name="TableCell041003">
            <text:p text:style-name="P135"><text:span text:style-name="T211"/></text:p>
            <text:p text:style-name="P136"><text:span text:style-name="T212">–</text:span><text:span text:style-name="T213">/</text:span><text:span text:style-name="T214">–</text:span><text:span text:style-name="T215"/></text:p>
          </table:table-cell>
        </table:table-row>
        <table:table-row table:style-name="TableRow0411">
          <table:table-cell table:style-name="TableCell041100">
            <text:p text:style-name="P139"><text:span text:style-name="T215"/></text:p>
            <text:p text:style-name="P139"><text:span text:style-name="T216">L'utente vuole che il sistema gli renda disponibile un riepilogo delle prenotazioni effettuate</text:span></text:p>
            <text:p text:style-name="P139"><text:span text:style-name="T217"/></text:p>
          </table:table-cell>
          <table:table-cell table:style-name="TableCell041101">
            <text:p text:style-name="P140"><text:span text:style-name="T217"/></text:p>
            <text:p text:style-name="P140"><text:span text:style-name="T218">MEDIA</text:span><text:span text:style-name="T219"/></text:p>
          </table:table-cell>
          <table:table-cell table:style-name="TableCell041102">
            <text:p text:style-name="P141"><text:span text:style-name="T219"/></text:p>
            <text:p text:style-name="P141"><text:span text:style-name="T220">Il sistema terrà traccia delle prenotazioni effettuate dall'utente rendendole disponibili a quest'ultimo</text:span><text:span text:style-name="T221"/></text:p>
          </table:table-cell>
          <table:table-cell table:style-name="TableCell041103">
            <text:p text:style-name="P142"><text:span text:style-name="T221"/></text:p>
            <text:p text:style-name="P143"><text:span text:style-name="T222">–</text:span><text:span text:style-name="T223">/</text:span><text:span text:style-name="T224">–</text:span><text:span text:style-name="T225"/></text:p>
          </table:table-cell>
        </table:table-row>
        <table:table-row table:style-name="TableRow0412">
          <table:table-cell table:style-name="TableCell041200">
            <text:p text:style-name="P145"><text:span text:style-name="T225"/></text:p>
            <text:p text:style-name="P145"><text:span text:style-name="T226">L'utente vuole visualizzare le prenotazioni<text:s text:c="2"/>relative alle proprie locazioni</text:span></text:p>
            <text:p text:style-name="P145"><text:span text:style-name="T227"/></text:p>
          </table:table-cell>
          <table:table-cell table:style-name="TableCell041201">
            <text:p text:style-name="P146"><text:span text:style-name="T227"/></text:p>
            <text:p text:style-name="P146"><text:span text:style-name="T228">BASSA</text:span><text:span text:style-name="T229"/></text:p>
          </table:table-cell>
          <table:table-cell table:style-name="TableCell041202">
            <text:p text:style-name="P147"><text:span text:style-name="T229"/></text:p>
            <text:p text:style-name="P147"><text:span text:style-name="T230">Il sistema permetterà all'utente di visualizzare le prenotazioni effettuate da altri, per le sue locazioni<text:s text:c="2"/></text:span><text:span text:style-name="T231"/></text:p>
          </table:table-cell>
          <table:table-cell table:style-name="TableCell041203">
            <text:p text:style-name="P148"><text:span text:style-name="T231"/></text:p>
            <text:p text:style-name="P149"><text:span text:style-name="T232">–</text:span><text:span text:style-name="T233">/--</text:span><text:span text:style-name="T234"/></text:p>
          </table:table-cell>
        </table:table-row>
        <table:table-row table:style-name="TableRow0413">
          <table:table-cell table:style-name="TableCell041300">
            <text:p text:style-name="P151"><text:span text:style-name="T234"/></text:p>
            <text:p text:style-name="P151"><text:span text:style-name="T235">L'utente vuole poter effettuare il logout</text:span></text:p>
            <text:p text:style-name="P151"><text:span text:style-name="T236"/></text:p>
          </table:table-cell>
          <table:table-cell table:style-name="TableCell041301">
            <text:p text:style-name="P152"><text:span text:style-name="T236"/></text:p>
            <text:p text:style-name="P152"><text:span text:style-name="T237">BASSA</text:span><text:span text:style-name="T238"/></text:p>
          </table:table-cell>
          <table:table-cell table:style-name="TableCell041302">
            <text:p text:style-name="P153"><text:span text:style-name="T238"/></text:p>
            <text:p text:style-name="P153"><text:span text:style-name="T239">Il sistema permetterà ad un qualsiasi utente autenticato nel sistema di potersi de- autenticare dal sistema</text:span><text:span text:style-name="T240"/></text:p>
          </table:table-cell>
          <table:table-cell table:style-name="TableCell041303">
            <text:p text:style-name="P154"><text:span text:style-name="T240"/></text:p>
            <text:p text:style-name="P155"><text:span text:style-name="T241">–</text:span><text:span text:style-name="T242">/</text:span><text:span text:style-name="T243">–</text:span><text:span text:style-name="T244"/></text:p>
          </table:table-cell>
        </table:table-row>
        <table:table-row table:style-name="TableRow0414">
          <table:table-cell table:style-name="TableCell041400">
            <text:p text:style-name="P157"><text:span text:style-name="T244"/></text:p>
            <text:p text:style-name="P157"><text:span text:style-name="T245">L'utente vuole poter gestire le proprie locazioni e affittare locazioni di altri utenti</text:span></text:p>
            <text:p text:style-name="P157"><text:span text:style-name="T246"/></text:p>
          </table:table-cell>
          <table:table-cell table:style-name="TableCell041401">
            <text:p text:style-name="P158"><text:span text:style-name="T246"/></text:p>
            <text:p text:style-name="P158"><text:span text:style-name="T247">BASSA</text:span><text:span text:style-name="T248"/></text:p>
          </table:table-cell>
          <table:table-cell table:style-name="TableCell041402">
            <text:p text:style-name="P159"><text:span text:style-name="T248"/></text:p>
            <text:p text:style-name="P159"><text:span text:style-name="T249">Il sistema permetterà ad un qualsiasi utente loggato di poter scegliere tra un area proprietario ed un area viaggiatore secondo le sue esigenze</text:span><text:span text:style-name="T250"/></text:p>
          </table:table-cell>
          <table:table-cell table:style-name="TableCell041403">
            <text:p text:style-name="P160"><text:span text:style-name="T250"/></text:p>
            <text:p text:style-name="P161"><text:span text:style-name="T251">–</text:span><text:span text:style-name="T252">/</text:span><text:span text:style-name="T253">–</text:span><text:span text:style-name="T254"/></text:p>
          </table:table-cell>
        </table:table-row>
        <table:table-row table:style-name="TableRow0415">
          <table:table-cell table:style-name="TableCell041500">
            <text:p text:style-name="P163"><text:span text:style-name="T254"/></text:p>
            <text:p text:style-name="P163"><text:span text:style-name="T255">L'utente vuole poter inserire domande riguardo il sistema e il suo utilizzo e visualizzare quelle già presenti</text:span></text:p>
            <text:p text:style-name="P163"><text:span text:style-name="T256"/></text:p>
          </table:table-cell>
          <table:table-cell table:style-name="TableCell041501">
            <text:p text:style-name="P164"><text:span text:style-name="T256"/></text:p>
            <text:p text:style-name="P164"><text:span text:style-name="T257">MEDIA</text:span><text:span text:style-name="T258"/></text:p>
          </table:table-cell>
          <table:table-cell table:style-name="TableCell041502">
            <text:p text:style-name="P165"><text:span text:style-name="T258"/></text:p>
            <text:p text:style-name="P165"><text:span text:style-name="T259">Il sistema permetterà ad un qualsiasi visitatore di visualizzare le domande già inserite e agli utenti loggati di inserirne di nuove</text:span><text:span text:style-name="T260"/></text:p>
          </table:table-cell>
          <table:table-cell table:style-name="TableCell041503">
            <text:p text:style-name="P166"><text:span text:style-name="T260"/></text:p>
            <text:p text:style-name="P166"><text:span text:style-name="T260"/></text:p>
            <text:p text:style-name="P166"><text:span text:style-name="T261">–</text:span><text:span text:style-name="T262">/--</text:span><text:span text:style-name="T263"/></text:p>
          </table:table-cell>
        </table:table-row>
        <table:table-row table:style-name="TableRow0416">
          <table:table-cell table:style-name="TableCell041600">
            <text:p text:style-name="P168"><text:span text:style-name="T263"/></text:p>
            <text:p text:style-name="P168"><text:span text:style-name="T264">Un visitatore desidera poter creare un profilo personale all'interno del sistema</text:span></text:p>
            <text:p text:style-name="P168"><text:span text:style-name="T265"/></text:p>
          </table:table-cell>
          <table:table-cell table:style-name="TableCell041601">
            <text:p text:style-name="P169"><text:span text:style-name="T265"/></text:p>
            <text:p text:style-name="P169"><text:span text:style-name="T266">MEDIA</text:span><text:span text:style-name="T267"/></text:p>
          </table:table-cell>
          <table:table-cell table:style-name="TableCell041602">
            <text:p text:style-name="P170"><text:span text:style-name="T267"/></text:p>
            <text:p text:style-name="P170"><text:span text:style-name="T268">Il sistema permetterà ad un qualsiasi visitatore di potersi registrare attraverso la pagina principale</text:span><text:span text:style-name="T269"/></text:p>
          </table:table-cell>
          <table:table-cell table:style-name="TableCell041603">
            <text:p text:style-name="P171"><text:span text:style-name="T269"/></text:p>
            <text:p text:style-name="P172"><text:span text:style-name="T270">–</text:span><text:span text:style-name="T271">/</text:span><text:span text:style-name="T272">–</text:span><text:span text:style-name="T273"/></text:p>
          </table:table-cell>
        </table:table-row>
        <table:table-row table:style-name="TableRow0417">
          <table:table-cell table:style-name="TableCell041700">
            <text:p text:style-name="P174"><text:span text:style-name="T273"/></text:p>
            <text:p text:style-name="P174"><text:span text:style-name="T274">L'utente registrato desidera poter effettuare il login</text:span></text:p>
            <text:p text:style-name="P174"><text:span text:style-name="T275"/></text:p>
          </table:table-cell>
          <table:table-cell table:style-name="TableCell041701">
            <text:p text:style-name="P175"><text:span text:style-name="T275"/></text:p>
            <text:p text:style-name="P175"><text:span text:style-name="T276">MEDIA</text:span><text:span text:style-name="T277"/></text:p>
          </table:table-cell>
          <table:table-cell table:style-name="TableCell041702">
            <text:p text:style-name="P176"><text:span text:style-name="T277"/></text:p>
            <text:p text:style-name="P176"><text:span text:style-name="T278">Il sistema permetterà ad un qualsiasi utente, precedentemente registrato, di potersi autenticare</text:span><text:span text:style-name="T279"/></text:p>
          </table:table-cell>
          <table:table-cell table:style-name="TableCell041703">
            <text:p text:style-name="P177"><text:span text:style-name="T279"/></text:p>
            <text:p text:style-name="P178"><text:span text:style-name="T280">–</text:span><text:span text:style-name="T281">/</text:span><text:span text:style-name="T282">–</text:span><text:span text:style-name="T283"/></text:p>
          </table:table-cell>
        </table:table-row>
        <table:table-row table:style-name="TableRow0418">
          <table:table-cell table:style-name="TableCell041800">
            <text:p text:style-name="P181"><text:span text:style-name="T283"/></text:p>
            <text:p text:style-name="P181"><text:span text:style-name="T284">L'utente vuole poter visualizzare recensioni sulle locazioni, scritte da altri utenti e poterne lasciare a sua volta</text:span><text:span text:style-name="T285"/></text:p>
          </table:table-cell>
          <table:table-cell table:style-name="TableCell041801">
            <text:p text:style-name="P182"><text:span text:style-name="T285"/></text:p>
            <text:p text:style-name="P182"><text:span text:style-name="T286">BASSA</text:span><text:span text:style-name="T287"/></text:p>
          </table:table-cell>
          <table:table-cell table:style-name="TableCell041802">
            <text:p text:style-name="P183"><text:span text:style-name="T287"/></text:p>
            <text:p text:style-name="P183"><text:span text:style-name="T288">Il sistema permetterà di visualizzare le recensioni lasciate dagli utente e di poterne inserire di nuove</text:span><text:span text:style-name="T289"/></text:p>
          </table:table-cell>
          <table:table-cell table:style-name="TableCell041803">
            <text:p text:style-name="P184"><text:span text:style-name="T289"/></text:p>
            <text:p text:style-name="P185"><text:span text:style-name="T290">–</text:span><text:span text:style-name="T291">/--</text:span><text:span text:style-name="T292"/></text:p>
          </table:table-cell>
        </table:table-row>
        <table:table-row table:style-name="TableRow0419">
          <table:table-cell table:style-name="TableCell041900">
            <text:p text:style-name="P188"><text:span text:style-name="T292"/></text:p>
            <text:p text:style-name="P188"><text:span text:style-name="T292"/></text:p>
            <text:p text:style-name="P188"><text:span text:style-name="T293">L'amministratore vuole poter eliminare un utente e/o i relativi dati presenti nel sistema</text:span></text:p>
            <text:p text:style-name="P188"><text:span text:style-name="T294"/></text:p>
          </table:table-cell>
          <table:table-cell table:style-name="TableCell041901">
            <text:p text:style-name="P189"><text:span text:style-name="T294"/></text:p>
            <text:p text:style-name="P189"><text:span text:style-name="T294"/></text:p>
            <text:p text:style-name="P189"><text:span text:style-name="T294"/></text:p>
            <text:p text:style-name="P189"><text:span text:style-name="T295">ALTA</text:span><text:span text:style-name="T296"/></text:p>
          </table:table-cell>
          <table:table-cell table:style-name="TableCell041902">
            <text:p text:style-name="P190"><text:span text:style-name="T296"/></text:p>
            <text:p text:style-name="P190"><text:span text:style-name="T296"/></text:p>
            <text:p text:style-name="P190"><text:span text:style-name="T296"/></text:p>
            <text:p text:style-name="P190"><text:span text:style-name="T297">Il sistema permetterà ad un amministratore di rimuovere utenti e dati ad essi correlati (locazioni, prenotazioni, recensioni)</text:span><text:span text:style-name="T298"/></text:p>
          </table:table-cell>
          <table:table-cell table:style-name="TableCell041903">
            <text:p text:style-name="P191"><text:span text:style-name="T298"/></text:p>
            <text:p text:style-name="P192"><text:span text:style-name="T298"/></text:p>
            <text:p text:style-name="P192"><text:span text:style-name="T298"/></text:p>
            <text:p text:style-name="P192"><text:span text:style-name="T299">–</text:span><text:span text:style-name="T300">/--</text:span><text:span text:style-name="T301"/></text:p>
          </table:table-cell>
        </table:table-row>
        <table:table-row table:style-name="TableRow0420">
          <table:table-cell table:style-name="TableCell042000">
            <text:p text:style-name="P194"><text:span text:style-name="T301"/></text:p>
            <text:p text:style-name="P194"><text:span text:style-name="T302">L'amministratore vuole poter rispondere alle domande degli utenti e/o eliminarle</text:span></text:p>
            <text:p text:style-name="P194"><text:span text:style-name="T303"/></text:p>
          </table:table-cell>
          <table:table-cell table:style-name="TableCell042001">
            <text:p text:style-name="P195"><text:span text:style-name="T303"/></text:p>
            <text:p text:style-name="P195"><text:span text:style-name="T304">MEDIA</text:span><text:span text:style-name="T305"/></text:p>
          </table:table-cell>
          <table:table-cell table:style-name="TableCell042002">
            <text:p text:style-name="P196"><text:span text:style-name="T305"/></text:p>
            <text:p text:style-name="P196"><text:span text:style-name="T306">Il sistema permetterà ad un amministratore di rispondere alle domande degli utenti e/o eliminarle</text:span><text:span text:style-name="T307"/></text:p>
          </table:table-cell>
          <table:table-cell table:style-name="TableCell042003">
            <text:p text:style-name="P197"><text:span text:style-name="T307"/></text:p>
            <text:p text:style-name="P198"><text:span text:style-name="T308">–</text:span><text:span text:style-name="T309">/--</text:span><text:span text:style-name="T310"/></text:p>
          </table:table-cell>
        </table:table-row>
        <table:table-row table:style-name="TableRow0421">
          <table:table-cell table:style-name="TableCell042100">
            <text:p text:style-name="P201"><text:span text:style-name="T310"/></text:p>
            <text:p text:style-name="P201"><text:span text:style-name="T311">L'amministratore vuole poter accedere alla propria area personale e modificarne i dati</text:span></text:p>
            <text:p text:style-name="P201"><text:span text:style-name="T312"/></text:p>
          </table:table-cell>
          <table:table-cell table:style-name="TableCell042101">
            <text:p text:style-name="P202"><text:span text:style-name="T312"/></text:p>
            <text:p text:style-name="P202"><text:span text:style-name="T313">ALTA</text:span><text:span text:style-name="T314"/></text:p>
          </table:table-cell>
          <table:table-cell table:style-name="TableCell042102">
            <text:p text:style-name="P203"><text:span text:style-name="T314"/></text:p>
            <text:p text:style-name="P203"><text:span text:style-name="T315">Il sistema metterà a disposizione per ogni amministratore un'area privata per gestire il proprio profilo</text:span><text:span text:style-name="T316"/></text:p>
          </table:table-cell>
          <table:table-cell table:style-name="TableCell042103">
            <text:p text:style-name="P204"><text:span text:style-name="T316"/></text:p>
            <text:p text:style-name="P205"><text:span text:style-name="T317">–</text:span><text:span text:style-name="T318">/--</text:span><text:span text:style-name="T319"/></text:p>
          </table:table-cell>
        </table:table-row>
        <table:table-row table:style-name="TableRow0422">
          <table:table-cell table:style-name="TableCell042200">
            <text:p text:style-name="P207"><text:span text:style-name="T319"/></text:p>
            <text:p text:style-name="P207"><text:span text:style-name="T320">L'amministratore vuole poter creare nuovi amministratori del sistema</text:span></text:p>
            <text:p text:style-name="P207"><text:span text:style-name="T321"/></text:p>
          </table:table-cell>
          <table:table-cell table:style-name="TableCell042201">
            <text:p text:style-name="P208"><text:span text:style-name="T321"/></text:p>
            <text:p text:style-name="P208"><text:span text:style-name="T322">ALTA</text:span><text:span text:style-name="T323"/></text:p>
          </table:table-cell>
          <table:table-cell table:style-name="TableCell042202">
            <text:p text:style-name="P209"><text:span text:style-name="T323"/></text:p>
            <text:p text:style-name="P209"><text:span text:style-name="T324">Il sistema permetterà ad un amministratore di crearne uno nuovo</text:span><text:span text:style-name="T325"/></text:p>
          </table:table-cell>
          <table:table-cell table:style-name="TableCell042203">
            <text:p text:style-name="P210"><text:span text:style-name="T325"/></text:p>
            <text:p text:style-name="P211"><text:span text:style-name="T326">–</text:span><text:span text:style-name="T327">/--</text:span><text:span text:style-name="T328"/></text:p>
          </table:table-cell>
        </table:table-row>
      </table:table>
      <text:p text:style-name="P213"><text:span text:style-name="T328"/></text:p>
      <text:p text:style-name="P214"><text:span text:style-name="T328"/></text:p>
      <text:p text:style-name="P215"><text:span text:style-name="T329">5. Altri Requisiti Del Prodotto</text:span></text:p>
      <text:p text:style-name="P216"><text:span text:style-name="T330"/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>
            <text:p text:style-name="P218"><text:span text:style-name="T331">Requisito</text:span><text:span text:style-name="T332"/></text:p>
          </table:table-cell>
          <table:table-cell table:style-name="TableCell050001">
            <text:p text:style-name="P218"><text:span text:style-name="T333">Priorità</text:span><text:span text:style-name="T334"/></text:p>
          </table:table-cell>
          <table:table-cell table:style-name="TableCell050002">
            <text:p text:style-name="P219"><text:span text:style-name="T335">Rilascio Pianificato</text:span><text:span text:style-name="T336"/></text:p>
          </table:table-cell>
        </table:table-row>
        <table:table-row table:style-name="TableRow0501">
          <table:table-cell table:style-name="TableCell050100">
            <text:p text:style-name="P222"><text:span text:style-name="T336"/></text:p>
            <text:p text:style-name="P222"><text:span text:style-name="T337">Il sistema raccomanda una versione aggiornata del browser</text:span></text:p>
            <text:p text:style-name="P222"><text:span text:style-name="T338"/></text:p>
          </table:table-cell>
          <table:table-cell table:style-name="TableCell050101">
            <text:p text:style-name="P223"><text:span text:style-name="T338"/></text:p>
            <text:p text:style-name="P223"><text:span text:style-name="T339">MEDIA</text:span><text:span text:style-name="T340"/></text:p>
          </table:table-cell>
          <table:table-cell table:style-name="TableCell050102">
            <text:p text:style-name="P223"><text:span text:style-name="T341"><text:s text:c="19"/></text:span></text:p>
            <text:p text:style-name="P224"><text:span text:style-name="T341"><text:s text:c="2"/></text:span><text:span text:style-name="T342">–</text:span><text:span text:style-name="T343">/</text:span><text:span text:style-name="T344">–</text:span><text:span text:style-name="T345"/></text:p>
          </table:table-cell>
        </table:table-row>
        <table:table-row table:style-name="TableRow0502">
          <table:table-cell table:style-name="TableCell050200">
            <text:p text:style-name="P227"><text:span text:style-name="T345"/></text:p>
            <text:p text:style-name="P227"><text:span text:style-name="T345"/></text:p>
            <text:p text:style-name="P227"><text:span text:style-name="T346">Tempi di risposta massimi del sistema: 3.5 s</text:span></text:p>
            <text:p text:style-name="P227"><text:span text:style-name="T347"/></text:p>
          </table:table-cell>
          <table:table-cell table:style-name="TableCell050201">
            <text:p text:style-name="P228"><text:span text:style-name="T347"/></text:p>
            <text:p text:style-name="P228"><text:span text:style-name="T348">BASSA</text:span><text:span text:style-name="T349"/></text:p>
          </table:table-cell>
          <table:table-cell table:style-name="TableCell050202">
            <text:p text:style-name="P228"><text:span text:style-name="T350"><text:s text:c="19"/></text:span></text:p>
            <text:p text:style-name="P229"><text:span text:style-name="T350"><text:s text:c="2"/></text:span><text:span text:style-name="T351">–</text:span><text:span text:style-name="T352">/</text:span><text:span text:style-name="T353">–</text:span><text:span text:style-name="T354"/></text:p>
          </table:table-cell>
        </table:table-row>
        <table:table-row table:style-name="TableRow0503">
          <table:table-cell table:style-name="TableCell050300">
            <text:p text:style-name="P232"><text:span text:style-name="T354"/></text:p>
            <text:p text:style-name="P232"><text:span text:style-name="T355">Prestazioni del sistema stabili fino ad un massimo di 5000 richieste contemporaneamente</text:span></text:p>
            <text:p text:style-name="P232"><text:span text:style-name="T356"/></text:p>
          </table:table-cell>
          <table:table-cell table:style-name="TableCell050301">
            <text:p text:style-name="P233"><text:span text:style-name="T356"/></text:p>
            <text:p text:style-name="P233"><text:span text:style-name="T357">MEDIA</text:span><text:span text:style-name="T358"/></text:p>
          </table:table-cell>
          <table:table-cell table:style-name="TableCell050302">
            <text:p text:style-name="P233"><text:span text:style-name="T359"><text:s text:c="19"/></text:span></text:p>
            <text:p text:style-name="P234"><text:span text:style-name="T359"><text:s text:c="2"/></text:span><text:span text:style-name="T360">–</text:span><text:span text:style-name="T361">/</text:span><text:span text:style-name="T362">–</text:span><text:span text:style-name="T363"/></text:p>
          </table:table-cell>
        </table:table-row>
        <table:table-row table:style-name="TableRow0504">
          <table:table-cell table:style-name="TableCell050400">
            <text:p text:style-name="P237"><text:span text:style-name="T363"/></text:p>
            <text:p text:style-name="P237"><text:span text:style-name="T363"/></text:p>
            <text:p text:style-name="P237"><text:span text:style-name="T364">GUI semplice ed intuitiva</text:span></text:p>
            <text:p text:style-name="P237"><text:span text:style-name="T365"/></text:p>
          </table:table-cell>
          <table:table-cell table:style-name="TableCell050401">
            <text:p text:style-name="P238"><text:span text:style-name="T365"/></text:p>
            <text:p text:style-name="P238"><text:span text:style-name="T366">ALTA<text:s text:c="8"/></text:span><text:span text:style-name="T367"/></text:p>
          </table:table-cell>
          <table:table-cell table:style-name="TableCell050402">
            <text:p text:style-name="P238"><text:span text:style-name="T368"><text:s text:c="18"/></text:span></text:p>
            <text:p text:style-name="P239"><text:span text:style-name="T368"><text:s text:c="2"/></text:span><text:span text:style-name="T369">–</text:span><text:span text:style-name="T370">/</text:span><text:span text:style-name="T371">–</text:span><text:span text:style-name="T372"/></text:p>
          </table:table-cell>
        </table:table-row>
        <table:table-row table:style-name="TableRow0505">
          <table:table-cell table:style-name="TableCell050500">
            <text:p text:style-name="P242"><text:span text:style-name="T372"/></text:p>
            <text:p text:style-name="P242"><text:span text:style-name="T373">Il Sistema permette la registrazione di almeno 1 milione di utenti</text:span></text:p>
            <text:p text:style-name="P242"><text:span text:style-name="T374"/></text:p>
          </table:table-cell>
          <table:table-cell table:style-name="TableCell050501">
            <text:p text:style-name="P243"><text:span text:style-name="T374"/></text:p>
            <text:p text:style-name="P243"><text:span text:style-name="T375">ALTA</text:span><text:span text:style-name="T376"/></text:p>
          </table:table-cell>
          <table:table-cell table:style-name="TableCell050502">
            <text:p text:style-name="P243"><text:span text:style-name="T377"><text:s text:c="19"/></text:span></text:p>
            <text:p text:style-name="P244"><text:span text:style-name="T377"><text:s/></text:span><text:span text:style-name="T378">–</text:span><text:span text:style-name="T379">/</text:span><text:span text:style-name="T380">–</text:span><text:span text:style-name="T381"/></text:p>
          </table:table-cell>
        </table:table-row>
        <table:table-row table:style-name="TableRow0506">
          <table:table-cell table:style-name="TableCell050600">
            <text:p text:style-name="P246"><text:span text:style-name="T381"/></text:p>
            <text:p text:style-name="P246"><text:span text:style-name="T382">Manuale utente accessibile direttamente dalla piattaforma</text:span></text:p>
            <text:p text:style-name="P246"><text:span text:style-name="T383"/></text:p>
          </table:table-cell>
          <table:table-cell table:style-name="TableCell050601">
            <text:p text:style-name="P247"><text:span text:style-name="T383"/></text:p>
            <text:p text:style-name="P247"><text:span text:style-name="T384">BASSA</text:span><text:span text:style-name="T385"/></text:p>
          </table:table-cell>
          <table:table-cell table:style-name="TableCell050602">
            <text:p text:style-name="P247"><text:span text:style-name="T386"><text:s text:c="10"/></text:span></text:p>
            <text:p text:style-name="P248"><text:span text:style-name="T386"><text:s text:c="2"/>In rilasci futuri</text:span><text:span text:style-name="T387"/></text:p>
          </table:table-cell>
        </table:table-row>
        <table:table-row table:style-name="TableRow0507">
          <table:table-cell table:style-name="TableCell050700">
            <text:p text:style-name="P251"><text:span text:style-name="T387"/></text:p>
            <text:p text:style-name="P251"><text:span text:style-name="T388">Ilsistema effettua il login in non più di 10 secondi</text:span></text:p>
            <text:p text:style-name="P251"><text:span text:style-name="T389"/></text:p>
          </table:table-cell>
          <table:table-cell table:style-name="TableCell050701">
            <text:p text:style-name="P252"><text:span text:style-name="T389"/></text:p>
            <text:p text:style-name="P252"><text:span text:style-name="T390">MEDIA</text:span><text:span text:style-name="T391"/></text:p>
          </table:table-cell>
          <table:table-cell table:style-name="TableCell050702">
            <text:p text:style-name="P252"><text:span text:style-name="T392"><text:s text:c="17"/></text:span></text:p>
            <text:p text:style-name="P253"><text:span text:style-name="T392"><text:s text:c="2"/></text:span><text:span text:style-name="T393">–</text:span><text:span text:style-name="T394">/</text:span><text:span text:style-name="T395">–</text:span><text:span text:style-name="T396"/></text:p>
          </table:table-cell>
        </table:table-row>
        <table:table-row table:style-name="TableRow0508">
          <table:table-cell table:style-name="TableCell050800">
            <text:p text:style-name="P256"><text:span text:style-name="T396"/></text:p>
            <text:p text:style-name="P256"><text:span text:style-name="T397">Funzionalità di sistema realizzate utilizzando il linguaggio Java</text:span></text:p>
            <text:p text:style-name="P256"><text:span text:style-name="T398"/></text:p>
          </table:table-cell>
          <table:table-cell table:style-name="TableCell050801">
            <text:p text:style-name="P257"><text:span text:style-name="T398"/></text:p>
            <text:p text:style-name="P257"><text:span text:style-name="T399">MEDIA</text:span><text:span text:style-name="T400"/></text:p>
          </table:table-cell>
          <table:table-cell table:style-name="TableCell050802">
            <text:p text:style-name="P257"><text:span text:style-name="T401"><text:s text:c="18"/></text:span></text:p>
            <text:p text:style-name="P258"><text:span text:style-name="T401"><text:s/></text:span><text:span text:style-name="T402">–</text:span><text:span text:style-name="T403">/</text:span><text:span text:style-name="T404">–</text:span><text:span text:style-name="T405"/></text:p>
          </table:table-cell>
        </table:table-row>
        <table:table-row table:style-name="TableRow0509">
          <table:table-cell table:style-name="TableCell050900">
            <text:p text:style-name="P260"><text:span text:style-name="T405"/></text:p>
            <text:p text:style-name="P260"><text:span text:style-name="T406">Il sistema permette di modificare/eliminare una prenotazione fino a 48h dall'inizio del periodo indicato nella stessa</text:span></text:p>
            <text:p text:style-name="P260"><text:span text:style-name="T407"/></text:p>
          </table:table-cell>
          <table:table-cell table:style-name="TableCell050901">
            <text:p text:style-name="P261"><text:span text:style-name="T407"/></text:p>
            <text:p text:style-name="P261"><text:span text:style-name="T408">BASSA</text:span><text:span text:style-name="T409"/></text:p>
          </table:table-cell>
          <table:table-cell table:style-name="TableCell050902">
            <text:p text:style-name="P261"><text:span text:style-name="T410"><text:s text:c="9"/></text:span></text:p>
            <text:p text:style-name="P262"><text:span text:style-name="T410"><text:s/>Su richiesta, in rilasci futuri<text:s text:c="10"/></text:span><text:span text:style-name="T411"/></text:p>
          </table:table-cell>
        </table:table-row>
        <table:table-row table:style-name="TableRow0510">
          <table:table-cell table:style-name="TableCell051000">
            <text:p text:style-name="P264"><text:span text:style-name="T411"/></text:p>
            <text:p text:style-name="P264"><text:span text:style-name="T412">Il sistema permette di modificare i dettagli di una prenotazione fino a 24h dall'inizio del periodo indicato nella stessa</text:span></text:p>
            <text:p text:style-name="P264"><text:span text:style-name="T413"/></text:p>
          </table:table-cell>
          <table:table-cell table:style-name="TableCell051001">
            <text:p text:style-name="P265"><text:span text:style-name="T413"/></text:p>
            <text:p text:style-name="P265"><text:span text:style-name="T414">BASSA</text:span><text:span text:style-name="T415"/></text:p>
          </table:table-cell>
          <table:table-cell table:style-name="TableCell051002">
            <text:p text:style-name="P265"><text:span text:style-name="T416"><text:s text:c="8"/></text:span></text:p>
            <text:p text:style-name="P266"><text:span text:style-name="T416"><text:s/>Su richiesta, in rilasci futuri</text:span><text:span text:style-name="T417"/></text:p>
          </table:table-cell>
        </table:table-row>
        <table:table-row table:style-name="TableRow0511">
          <table:table-cell table:style-name="TableCell051100">
            <text:p text:style-name="P268"><text:span text:style-name="T417"/></text:p>
            <text:p text:style-name="P268"><text:span text:style-name="T418">Il sistema permette di eliminare una locazione fino a 30gg prima dell'inizio di una qualsiasi prenotazione per la stessa</text:span></text:p>
            <text:p text:style-name="P268"><text:span text:style-name="T419"/></text:p>
          </table:table-cell>
          <table:table-cell table:style-name="TableCell051101">
            <text:p text:style-name="P269"><text:span text:style-name="T419"/></text:p>
            <text:p text:style-name="P269"><text:span text:style-name="T420">BASSA</text:span><text:span text:style-name="T421"/></text:p>
          </table:table-cell>
          <table:table-cell table:style-name="TableCell051102">
            <text:p text:style-name="P269"><text:span text:style-name="T422"><text:s text:c="9"/></text:span></text:p>
            <text:p text:style-name="P270"><text:span text:style-name="T422">Su richiesta, in rilasci futuri</text:span><text:span text:style-name="T423"/></text:p>
          </table:table-cell>
        </table:table-row>
      </table:table>
      <text:p text:style-name="P272"><text:span text:style-name="T4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